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.sender_i.routed_msg_pub.network" table:style-name="ta1">
        <table:shapes>
          <draw:frame draw:z-index="0" draw:style-name="gr1" draw:text-style-name="P1" svg:width="453.51pt" svg:height="255.09pt" svg:x="516.08pt" svg:y="115.77pt">
            <draw:object draw:notify-on-update-of-ranges="'source_2.sender_i.routed_msg_pub.network'.D1:'source_2.sender_i.routed_msg_pub.network'.D1 'source_2.sender_i.routed_msg_pub.network'.D2:'source_2.sender_i.routed_msg_pub.network'.D208 'source_2.sender_i.routed_msg_pub.network'.E1:'source_2.sender_i.routed_msg_pub.network'.E1 'source_2.sender_i.routed_msg_pub.network'.E2:'source_2.sender_i.routed_msg_pub.network'.E20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  <table:table-cell/>
          <table:table-cell office:value-type="string" calcext:value-type="string">
            <text:p><text:s/>%tim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77612.55103" calcext:value-type="float">
            <text:p>1442777612.55103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2777613.02181" calcext:value-type="float">
            <text:p>1442777613.02181</text:p>
          </table:table-cell>
          <table:table-cell table:formula="of:=[.G2]-[.B2]" office:value-type="float" office:value="0.470785856246948" calcext:value-type="float">
            <text:p>0.4707858562</text:p>
          </table:table-cell>
          <table:table-cell table:formula="of:=MAX([.H2:.H2000])" office:value-type="float" office:value="9.51948928833008" calcext:value-type="float">
            <text:p>9.51948928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77620.0825" calcext:value-type="float">
            <text:p>1442777620.0825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7.53147339820862" calcext:value-type="float">
            <text:p>7.5314733982</text:p>
          </table:table-cell>
          <table:table-cell table:formula="of:=[.C3]/([.D3]-[.D2])" office:value-type="float" office:value="8714.36391392032" calcext:value-type="float">
            <text:p>8714.3639139203</text:p>
          </table:table-cell>
          <table:table-cell/>
          <table:table-cell office:value-type="float" office:value="1442777620.43613" calcext:value-type="float">
            <text:p>1442777620.43613</text:p>
          </table:table-cell>
          <table:table-cell table:formula="of:=[.G3]-[.B3]" office:value-type="float" office:value="0.353630781173706" calcext:value-type="float">
            <text:p>0.35363078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77620.16511" calcext:value-type="float">
            <text:p>1442777620.16511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7.6140820980072" calcext:value-type="float">
            <text:p>7.614082098</text:p>
          </table:table-cell>
          <table:table-cell table:formula="of:=[.C4]/([.D4]-[.D3])" office:value-type="float" office:value="794492.591700675" calcext:value-type="float">
            <text:p>794492.591700675</text:p>
          </table:table-cell>
          <table:table-cell/>
          <table:table-cell office:value-type="float" office:value="1442777620.60105" calcext:value-type="float">
            <text:p>1442777620.60105</text:p>
          </table:table-cell>
          <table:table-cell table:formula="of:=[.G4]-[.B4]" office:value-type="float" office:value="0.435940742492676" calcext:value-type="float">
            <text:p>0.43594074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77620.24754" calcext:value-type="float">
            <text:p>1442777620.24754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7.69650888442993" calcext:value-type="float">
            <text:p>7.6965088844</text:p>
          </table:table-cell>
          <table:table-cell table:formula="of:=[.C5]/([.D5]-[.D4])" office:value-type="float" office:value="796246.012350928" calcext:value-type="float">
            <text:p>796246.012350928</text:p>
          </table:table-cell>
          <table:table-cell/>
          <table:table-cell office:value-type="float" office:value="1442777625.22844" calcext:value-type="float">
            <text:p>1442777625.22844</text:p>
          </table:table-cell>
          <table:table-cell table:formula="of:=[.G5]-[.B5]" office:value-type="float" office:value="4.98090577125549" calcext:value-type="float">
            <text:p>4.98090577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77620.32992" calcext:value-type="float">
            <text:p>1442777620.32992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7.77889013290405" calcext:value-type="float">
            <text:p>7.7788901329</text:p>
          </table:table-cell>
          <table:table-cell table:formula="of:=[.C6]/([.D6]-[.D5])" office:value-type="float" office:value="796686.153896021" calcext:value-type="float">
            <text:p>796686.153896021</text:p>
          </table:table-cell>
          <table:table-cell/>
          <table:table-cell office:value-type="float" office:value="1442777626.63311" calcext:value-type="float">
            <text:p>1442777626.63311</text:p>
          </table:table-cell>
          <table:table-cell table:formula="of:=[.G6]-[.B6]" office:value-type="float" office:value="6.30319452285767" calcext:value-type="float">
            <text:p>6.30319452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77620.41235" calcext:value-type="float">
            <text:p>1442777620.41235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7.8613269329071" calcext:value-type="float">
            <text:p>7.8613269329</text:p>
          </table:table-cell>
          <table:table-cell table:formula="of:=[.C7]/([.D7]-[.D6])" office:value-type="float" office:value="796149.292519486" calcext:value-type="float">
            <text:p>796149.292519486</text:p>
          </table:table-cell>
          <table:table-cell/>
          <table:table-cell office:value-type="float" office:value="1442777626.79453" calcext:value-type="float">
            <text:p>1442777626.79453</text:p>
          </table:table-cell>
          <table:table-cell table:formula="of:=[.G7]-[.B7]" office:value-type="float" office:value="6.38217234611511" calcext:value-type="float">
            <text:p>6.382172346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77620.49479" calcext:value-type="float">
            <text:p>1442777620.49479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7.94375896453857" calcext:value-type="float">
            <text:p>7.9437589645</text:p>
          </table:table-cell>
          <table:table-cell table:formula="of:=[.C8]/([.D8]-[.D7])" office:value-type="float" office:value="796195.346651434" calcext:value-type="float">
            <text:p>796195.346651434</text:p>
          </table:table-cell>
          <table:table-cell/>
          <table:table-cell office:value-type="float" office:value="1442777627.07562" calcext:value-type="float">
            <text:p>1442777627.07562</text:p>
          </table:table-cell>
          <table:table-cell table:formula="of:=[.G8]-[.B8]" office:value-type="float" office:value="6.58083295822144" calcext:value-type="float">
            <text:p>6.580832958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77620.57726" calcext:value-type="float">
            <text:p>1442777620.57726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8.02623701095581" calcext:value-type="float">
            <text:p>8.026237011</text:p>
          </table:table-cell>
          <table:table-cell table:formula="of:=[.C9]/([.D9]-[.D8])" office:value-type="float" office:value="795751.146529147" calcext:value-type="float">
            <text:p>795751.146529147</text:p>
          </table:table-cell>
          <table:table-cell/>
          <table:table-cell office:value-type="float" office:value="1442777630.02756" calcext:value-type="float">
            <text:p>1442777630.02756</text:p>
          </table:table-cell>
          <table:table-cell table:formula="of:=[.G9]-[.B9]" office:value-type="float" office:value="9.45029544830322" calcext:value-type="float">
            <text:p>9.450295448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77620.65969" calcext:value-type="float">
            <text:p>1442777620.65969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8.10866403579712" calcext:value-type="float">
            <text:p>8.1086640358</text:p>
          </table:table-cell>
          <table:table-cell table:formula="of:=[.C10]/([.D10]-[.D9])" office:value-type="float" office:value="796243.709224699" calcext:value-type="float">
            <text:p>796243.709224699</text:p>
          </table:table-cell>
          <table:table-cell/>
          <table:table-cell office:value-type="float" office:value="1442777630.0551" calcext:value-type="float">
            <text:p>1442777630.0551</text:p>
          </table:table-cell>
          <table:table-cell table:formula="of:=[.G10]-[.B10]" office:value-type="float" office:value="9.39540481567383" calcext:value-type="float">
            <text:p>9.395404815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77620.74213" calcext:value-type="float">
            <text:p>1442777620.74213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8.19110774993897" calcext:value-type="float">
            <text:p>8.1911077499</text:p>
          </table:table-cell>
          <table:table-cell table:formula="of:=[.C11]/([.D11]-[.D10])" office:value-type="float" office:value="796082.523490865" calcext:value-type="float">
            <text:p>796082.523490865</text:p>
          </table:table-cell>
          <table:table-cell/>
          <table:table-cell office:value-type="float" office:value="1442777630.08266" calcext:value-type="float">
            <text:p>1442777630.08266</text:p>
          </table:table-cell>
          <table:table-cell table:formula="of:=[.G11]-[.B11]" office:value-type="float" office:value="9.34052681922913" calcext:value-type="float">
            <text:p>9.340526819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77620.82446" calcext:value-type="float">
            <text:p>1442777620.82446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8.27343511581421" calcext:value-type="float">
            <text:p>8.2734351158</text:p>
          </table:table-cell>
          <table:table-cell table:formula="of:=[.C12]/([.D12]-[.D11])" office:value-type="float" office:value="797207.578576683" calcext:value-type="float">
            <text:p>797207.578576683</text:p>
          </table:table-cell>
          <table:table-cell/>
          <table:table-cell office:value-type="float" office:value="1442777630.11021" calcext:value-type="float">
            <text:p>1442777630.11021</text:p>
          </table:table-cell>
          <table:table-cell table:formula="of:=[.G12]-[.B12]" office:value-type="float" office:value="9.28574419021606" calcext:value-type="float">
            <text:p>9.285744190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77620.90703" calcext:value-type="float">
            <text:p>1442777620.90703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8.35600090026856" calcext:value-type="float">
            <text:p>8.3560009003</text:p>
          </table:table-cell>
          <table:table-cell table:formula="of:=[.C13]/([.D13]-[.D12])" office:value-type="float" office:value="794905.546331857" calcext:value-type="float">
            <text:p>794905.546331857</text:p>
          </table:table-cell>
          <table:table-cell/>
          <table:table-cell office:value-type="float" office:value="1442777630.13775" calcext:value-type="float">
            <text:p>1442777630.13775</text:p>
          </table:table-cell>
          <table:table-cell table:formula="of:=[.G13]-[.B13]" office:value-type="float" office:value="9.23072099685669" calcext:value-type="float">
            <text:p>9.230720996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77620.98937" calcext:value-type="float">
            <text:p>1442777620.98937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8.43834519386292" calcext:value-type="float">
            <text:p>8.4383451939</text:p>
          </table:table-cell>
          <table:table-cell table:formula="of:=[.C14]/([.D14]-[.D13])" office:value-type="float" office:value="797043.69465251" calcext:value-type="float">
            <text:p>797043.69465251</text:p>
          </table:table-cell>
          <table:table-cell/>
          <table:table-cell office:value-type="float" office:value="1442777630.16528" calcext:value-type="float">
            <text:p>1442777630.16528</text:p>
          </table:table-cell>
          <table:table-cell table:formula="of:=[.G14]-[.B14]" office:value-type="float" office:value="9.17591333389282" calcext:value-type="float">
            <text:p>9.175913333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77621.06788" calcext:value-type="float">
            <text:p>1442777621.06788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8.51685214042664" calcext:value-type="float">
            <text:p>8.5168521404</text:p>
          </table:table-cell>
          <table:table-cell table:formula="of:=[.C15]/([.D15]-[.D14])" office:value-type="float" office:value="836002.454212499" calcext:value-type="float">
            <text:p>836002.454212499</text:p>
          </table:table-cell>
          <table:table-cell/>
          <table:table-cell office:value-type="float" office:value="1442777630.1928" calcext:value-type="float">
            <text:p>1442777630.1928</text:p>
          </table:table-cell>
          <table:table-cell table:formula="of:=[.G15]-[.B15]" office:value-type="float" office:value="9.12491750717163" calcext:value-type="float">
            <text:p>9.124917507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77621.14638" calcext:value-type="float">
            <text:p>1442777621.14638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8.59535264968872" calcext:value-type="float">
            <text:p>8.5953526497</text:p>
          </table:table-cell>
          <table:table-cell table:formula="of:=[.C16]/([.D16]-[.D15])" office:value-type="float" office:value="836071.009181334" calcext:value-type="float">
            <text:p>836071.009181334</text:p>
          </table:table-cell>
          <table:table-cell/>
          <table:table-cell office:value-type="float" office:value="1442777630.2203" calcext:value-type="float">
            <text:p>1442777630.2203</text:p>
          </table:table-cell>
          <table:table-cell table:formula="of:=[.G16]-[.B16]" office:value-type="float" office:value="9.07392168045044" calcext:value-type="float">
            <text:p>9.07392168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77621.22483" calcext:value-type="float">
            <text:p>1442777621.22483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8.67380237579346" calcext:value-type="float">
            <text:p>8.6738023758</text:p>
          </table:table-cell>
          <table:table-cell table:formula="of:=[.C17]/([.D17]-[.D16])" office:value-type="float" office:value="836612.226183891" calcext:value-type="float">
            <text:p>836612.226183891</text:p>
          </table:table-cell>
          <table:table-cell/>
          <table:table-cell office:value-type="float" office:value="1442777630.24784" calcext:value-type="float">
            <text:p>1442777630.24784</text:p>
          </table:table-cell>
          <table:table-cell table:formula="of:=[.G17]-[.B17]" office:value-type="float" office:value="9.02300715446472" calcext:value-type="float">
            <text:p>9.023007154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77621.3033" calcext:value-type="float">
            <text:p>1442777621.3033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8.75226974487305" calcext:value-type="float">
            <text:p>8.7522697449</text:p>
          </table:table-cell>
          <table:table-cell table:formula="of:=[.C18]/([.D18]-[.D17])" office:value-type="float" office:value="836424.1183291" calcext:value-type="float">
            <text:p>836424.1183291</text:p>
          </table:table-cell>
          <table:table-cell/>
          <table:table-cell office:value-type="float" office:value="1442777630.27537" calcext:value-type="float">
            <text:p>1442777630.27537</text:p>
          </table:table-cell>
          <table:table-cell table:formula="of:=[.G18]-[.B18]" office:value-type="float" office:value="8.97207236289978" calcext:value-type="float">
            <text:p>8.972072362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77621.38177" calcext:value-type="float">
            <text:p>1442777621.38177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8.83073878288269" calcext:value-type="float">
            <text:p>8.8307387829</text:p>
          </table:table-cell>
          <table:table-cell table:formula="of:=[.C19]/([.D19]-[.D18])" office:value-type="float" office:value="836406.328722089" calcext:value-type="float">
            <text:p>836406.328722089</text:p>
          </table:table-cell>
          <table:table-cell/>
          <table:table-cell office:value-type="float" office:value="1442777630.3029" calcext:value-type="float">
            <text:p>1442777630.3029</text:p>
          </table:table-cell>
          <table:table-cell table:formula="of:=[.G19]-[.B19]" office:value-type="float" office:value="8.92113995552063" calcext:value-type="float">
            <text:p>8.921139955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77621.46025" calcext:value-type="float">
            <text:p>1442777621.46025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8.90922832489014" calcext:value-type="float">
            <text:p>8.9092283249</text:p>
          </table:table-cell>
          <table:table-cell table:formula="of:=[.C20]/([.D20]-[.D19])" office:value-type="float" office:value="836187.832434715" calcext:value-type="float">
            <text:p>836187.832434715</text:p>
          </table:table-cell>
          <table:table-cell/>
          <table:table-cell office:value-type="float" office:value="1442777630.33045" calcext:value-type="float">
            <text:p>1442777630.33045</text:p>
          </table:table-cell>
          <table:table-cell table:formula="of:=[.G20]-[.B20]" office:value-type="float" office:value="8.87019181251526" calcext:value-type="float">
            <text:p>8.870191812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77621.53871" calcext:value-type="float">
            <text:p>1442777621.53871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8.98768854141235" calcext:value-type="float">
            <text:p>8.9876885414</text:p>
          </table:table-cell>
          <table:table-cell table:formula="of:=[.C21]/([.D21]-[.D20])" office:value-type="float" office:value="836500.368073999" calcext:value-type="float">
            <text:p>836500.368073999</text:p>
          </table:table-cell>
          <table:table-cell/>
          <table:table-cell office:value-type="float" office:value="1442777630.35796" calcext:value-type="float">
            <text:p>1442777630.35796</text:p>
          </table:table-cell>
          <table:table-cell table:formula="of:=[.G21]-[.B21]" office:value-type="float" office:value="8.81924676895142" calcext:value-type="float">
            <text:p>8.81924676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77621.6171" calcext:value-type="float">
            <text:p>1442777621.6171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9.06607818603516" calcext:value-type="float">
            <text:p>9.066078186</text:p>
          </table:table-cell>
          <table:table-cell table:formula="of:=[.C22]/([.D22]-[.D21])" office:value-type="float" office:value="837253.44483713" calcext:value-type="float">
            <text:p>837253.44483713</text:p>
          </table:table-cell>
          <table:table-cell/>
          <table:table-cell office:value-type="float" office:value="1442777630.38548" calcext:value-type="float">
            <text:p>1442777630.38548</text:p>
          </table:table-cell>
          <table:table-cell table:formula="of:=[.G22]-[.B22]" office:value-type="float" office:value="8.76837754249573" calcext:value-type="float">
            <text:p>8.768377542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77621.69551" calcext:value-type="float">
            <text:p>1442777621.69551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9.14448237419128" calcext:value-type="float">
            <text:p>9.1444823742</text:p>
          </table:table-cell>
          <table:table-cell table:formula="of:=[.C23]/([.D23]-[.D22])" office:value-type="float" office:value="837098.139059939" calcext:value-type="float">
            <text:p>837098.139059939</text:p>
          </table:table-cell>
          <table:table-cell/>
          <table:table-cell office:value-type="float" office:value="1442777630.41301" calcext:value-type="float">
            <text:p>1442777630.41301</text:p>
          </table:table-cell>
          <table:table-cell table:formula="of:=[.G23]-[.B23]" office:value-type="float" office:value="8.71750640869141" calcext:value-type="float">
            <text:p>8.717506408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77621.77399" calcext:value-type="float">
            <text:p>1442777621.77399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9.22296619415283" calcext:value-type="float">
            <text:p>9.2229661942</text:p>
          </table:table-cell>
          <table:table-cell table:formula="of:=[.C24]/([.D24]-[.D23])" office:value-type="float" office:value="836248.796658414" calcext:value-type="float">
            <text:p>836248.796658414</text:p>
          </table:table-cell>
          <table:table-cell/>
          <table:table-cell office:value-type="float" office:value="1442777630.44053" calcext:value-type="float">
            <text:p>1442777630.44053</text:p>
          </table:table-cell>
          <table:table-cell table:formula="of:=[.G24]-[.B24]" office:value-type="float" office:value="8.66653752326965" calcext:value-type="float">
            <text:p>8.666537523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77621.85246" calcext:value-type="float">
            <text:p>1442777621.85246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9.30143022537231" calcext:value-type="float">
            <text:p>9.3014302254</text:p>
          </table:table-cell>
          <table:table-cell table:formula="of:=[.C25]/([.D25]-[.D24])" office:value-type="float" office:value="836459.699813432" calcext:value-type="float">
            <text:p>836459.699813432</text:p>
          </table:table-cell>
          <table:table-cell/>
          <table:table-cell office:value-type="float" office:value="1442777630.46806" calcext:value-type="float">
            <text:p>1442777630.46806</text:p>
          </table:table-cell>
          <table:table-cell table:formula="of:=[.G25]-[.B25]" office:value-type="float" office:value="8.61560106277466" calcext:value-type="float">
            <text:p>8.615601062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77621.93095" calcext:value-type="float">
            <text:p>1442777621.93095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9.37992119789124" calcext:value-type="float">
            <text:p>9.3799211979</text:p>
          </table:table-cell>
          <table:table-cell table:formula="of:=[.C26]/([.D26]-[.D25])" office:value-type="float" office:value="836172.592767644" calcext:value-type="float">
            <text:p>836172.592767644</text:p>
          </table:table-cell>
          <table:table-cell/>
          <table:table-cell office:value-type="float" office:value="1442777630.49557" calcext:value-type="float">
            <text:p>1442777630.49557</text:p>
          </table:table-cell>
          <table:table-cell table:formula="of:=[.G26]-[.B26]" office:value-type="float" office:value="8.56462478637695" calcext:value-type="float">
            <text:p>8.564624786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77622.00747" calcext:value-type="float">
            <text:p>1442777622.00747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9.45644521713257" calcext:value-type="float">
            <text:p>9.4564452171</text:p>
          </table:table-cell>
          <table:table-cell table:formula="of:=[.C27]/([.D27]-[.D26])" office:value-type="float" office:value="857665.353318898" calcext:value-type="float">
            <text:p>857665.353318898</text:p>
          </table:table-cell>
          <table:table-cell/>
          <table:table-cell office:value-type="float" office:value="1442777630.52307" calcext:value-type="float">
            <text:p>1442777630.52307</text:p>
          </table:table-cell>
          <table:table-cell table:formula="of:=[.G27]-[.B27]" office:value-type="float" office:value="8.51559710502625" calcext:value-type="float">
            <text:p>8.51559710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77622.07198" calcext:value-type="float">
            <text:p>1442777622.07198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9.52095818519592" calcext:value-type="float">
            <text:p>9.5209581852</text:p>
          </table:table-cell>
          <table:table-cell table:formula="of:=[.C28]/([.D28]-[.D27])" office:value-type="float" office:value="1017345.84487799" calcext:value-type="float">
            <text:p>1017345.84487799</text:p>
          </table:table-cell>
          <table:table-cell/>
          <table:table-cell office:value-type="float" office:value="1442777630.55058" calcext:value-type="float">
            <text:p>1442777630.55058</text:p>
          </table:table-cell>
          <table:table-cell table:formula="of:=[.G28]-[.B28]" office:value-type="float" office:value="8.47859740257263" calcext:value-type="float">
            <text:p>8.47859740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77622.13671" calcext:value-type="float">
            <text:p>1442777622.13671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9.58568072319031" calcext:value-type="float">
            <text:p>9.5856807232</text:p>
          </table:table-cell>
          <table:table-cell table:formula="of:=[.C29]/([.D29]-[.D28])" office:value-type="float" office:value="1014051.70492069" calcext:value-type="float">
            <text:p>1014051.70492069</text:p>
          </table:table-cell>
          <table:table-cell/>
          <table:table-cell office:value-type="float" office:value="1442777630.57811" calcext:value-type="float">
            <text:p>1442777630.57811</text:p>
          </table:table-cell>
          <table:table-cell table:formula="of:=[.G29]-[.B29]" office:value-type="float" office:value="8.44139885902405" calcext:value-type="float">
            <text:p>8.44139885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77622.20141" calcext:value-type="float">
            <text:p>1442777622.20141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9.6503849029541" calcext:value-type="float">
            <text:p>9.650384903</text:p>
          </table:table-cell>
          <table:table-cell table:formula="of:=[.C30]/([.D30]-[.D29])" office:value-type="float" office:value="1014339.41732347" calcext:value-type="float">
            <text:p>1014339.41732347</text:p>
          </table:table-cell>
          <table:table-cell/>
          <table:table-cell office:value-type="float" office:value="1442777630.60564" calcext:value-type="float">
            <text:p>1442777630.60564</text:p>
          </table:table-cell>
          <table:table-cell table:formula="of:=[.G30]-[.B30]" office:value-type="float" office:value="8.40423178672791" calcext:value-type="float">
            <text:p>8.404231786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77622.2659" calcext:value-type="float">
            <text:p>1442777622.2659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9.71487188339233" calcext:value-type="float">
            <text:p>9.7148718834</text:p>
          </table:table-cell>
          <table:table-cell table:formula="of:=[.C31]/([.D31]-[.D30])" office:value-type="float" office:value="1017755.82534624" calcext:value-type="float">
            <text:p>1017755.82534624</text:p>
          </table:table-cell>
          <table:table-cell/>
          <table:table-cell office:value-type="float" office:value="1442777630.63317" calcext:value-type="float">
            <text:p>1442777630.63317</text:p>
          </table:table-cell>
          <table:table-cell table:formula="of:=[.G31]-[.B31]" office:value-type="float" office:value="8.36727452278137" calcext:value-type="float">
            <text:p>8.367274522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77622.33026" calcext:value-type="float">
            <text:p>1442777622.33026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9.77923369407654" calcext:value-type="float">
            <text:p>9.7792336941</text:p>
          </table:table-cell>
          <table:table-cell table:formula="of:=[.C32]/([.D32]-[.D31])" office:value-type="float" office:value="1019735.13955392" calcext:value-type="float">
            <text:p>1019735.13955392</text:p>
          </table:table-cell>
          <table:table-cell/>
          <table:table-cell office:value-type="float" office:value="1442777630.66072" calcext:value-type="float">
            <text:p>1442777630.66072</text:p>
          </table:table-cell>
          <table:table-cell table:formula="of:=[.G32]-[.B32]" office:value-type="float" office:value="8.33046078681946" calcext:value-type="float">
            <text:p>8.330460786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77622.39457" calcext:value-type="float">
            <text:p>1442777622.39457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9.84354543685913" calcext:value-type="float">
            <text:p>9.8435454369</text:p>
          </table:table-cell>
          <table:table-cell table:formula="of:=[.C33]/([.D33]-[.D32])" office:value-type="float" office:value="1020529.02254368" calcext:value-type="float">
            <text:p>1020529.02254368</text:p>
          </table:table-cell>
          <table:table-cell/>
          <table:table-cell office:value-type="float" office:value="1442777630.68826" calcext:value-type="float">
            <text:p>1442777630.68826</text:p>
          </table:table-cell>
          <table:table-cell table:formula="of:=[.G33]-[.B33]" office:value-type="float" office:value="8.29369139671326" calcext:value-type="float">
            <text:p>8.293691396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77622.4589" calcext:value-type="float">
            <text:p>1442777622.4589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9.90786981582642" calcext:value-type="float">
            <text:p>9.9078698158</text:p>
          </table:table-cell>
          <table:table-cell table:formula="of:=[.C34]/([.D34]-[.D33])" office:value-type="float" office:value="1020328.54500437" calcext:value-type="float">
            <text:p>1020328.54500437</text:p>
          </table:table-cell>
          <table:table-cell/>
          <table:table-cell office:value-type="float" office:value="1442777630.7158" calcext:value-type="float">
            <text:p>1442777630.7158</text:p>
          </table:table-cell>
          <table:table-cell table:formula="of:=[.G34]-[.B34]" office:value-type="float" office:value="8.25690770149231" calcext:value-type="float">
            <text:p>8.256907701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77622.52324" calcext:value-type="float">
            <text:p>1442777622.52324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9.97220993041992" calcext:value-type="float">
            <text:p>9.9722099304</text:p>
          </table:table-cell>
          <table:table-cell table:formula="of:=[.C35]/([.D35]-[.D34])" office:value-type="float" office:value="1020079.00381677" calcext:value-type="float">
            <text:p>1020079.00381677</text:p>
          </table:table-cell>
          <table:table-cell/>
          <table:table-cell office:value-type="float" office:value="1442777630.74332" calcext:value-type="float">
            <text:p>1442777630.74332</text:p>
          </table:table-cell>
          <table:table-cell table:formula="of:=[.G35]-[.B35]" office:value-type="float" office:value="8.22007894515991" calcext:value-type="float">
            <text:p>8.220078945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77622.58754" calcext:value-type="float">
            <text:p>1442777622.58754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10.0365164279938" calcext:value-type="float">
            <text:p>10.036516428</text:p>
          </table:table-cell>
          <table:table-cell table:formula="of:=[.C36]/([.D36]-[.D35])" office:value-type="float" office:value="1020612.26277524" calcext:value-type="float">
            <text:p>1020612.26277524</text:p>
          </table:table-cell>
          <table:table-cell/>
          <table:table-cell office:value-type="float" office:value="1442777630.77081" calcext:value-type="float">
            <text:p>1442777630.77081</text:p>
          </table:table-cell>
          <table:table-cell table:formula="of:=[.G36]-[.B36]" office:value-type="float" office:value="8.18326282501221" calcext:value-type="float">
            <text:p>8.18326282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77622.65181" calcext:value-type="float">
            <text:p>1442777622.65181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10.100781917572" calcext:value-type="float">
            <text:p>10.1007819176</text:p>
          </table:table-cell>
          <table:table-cell table:formula="of:=[.C37]/([.D37]-[.D36])" office:value-type="float" office:value="1021263.51842522" calcext:value-type="float">
            <text:p>1021263.51842522</text:p>
          </table:table-cell>
          <table:table-cell/>
          <table:table-cell office:value-type="float" office:value="1442777630.79831" calcext:value-type="float">
            <text:p>1442777630.79831</text:p>
          </table:table-cell>
          <table:table-cell table:formula="of:=[.G37]-[.B37]" office:value-type="float" office:value="8.14650654792786" calcext:value-type="float">
            <text:p>8.146506547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77622.71605" calcext:value-type="float">
            <text:p>1442777622.71605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10.1650202274323" calcext:value-type="float">
            <text:p>10.1650202274</text:p>
          </table:table-cell>
          <table:table-cell table:formula="of:=[.C38]/([.D38]-[.D37])" office:value-type="float" office:value="1021695.62279585" calcext:value-type="float">
            <text:p>1021695.62279585</text:p>
          </table:table-cell>
          <table:table-cell/>
          <table:table-cell office:value-type="float" office:value="1442777630.82583" calcext:value-type="float">
            <text:p>1442777630.82583</text:p>
          </table:table-cell>
          <table:table-cell table:formula="of:=[.G38]-[.B38]" office:value-type="float" office:value="8.10978698730469" calcext:value-type="float">
            <text:p>8.109786987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77622.7803" calcext:value-type="float">
            <text:p>1442777622.7803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10.2292730808258" calcext:value-type="float">
            <text:p>10.2292730808</text:p>
          </table:table-cell>
          <table:table-cell table:formula="of:=[.C39]/([.D39]-[.D38])" office:value-type="float" office:value="1021464.36358239" calcext:value-type="float">
            <text:p>1021464.36358239</text:p>
          </table:table-cell>
          <table:table-cell/>
          <table:table-cell office:value-type="float" office:value="1442777630.85334" calcext:value-type="float">
            <text:p>1442777630.85334</text:p>
          </table:table-cell>
          <table:table-cell table:formula="of:=[.G39]-[.B39]" office:value-type="float" office:value="8.0730414390564" calcext:value-type="float">
            <text:p>8.073041439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77622.84456" calcext:value-type="float">
            <text:p>1442777622.84456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10.2935309410095" calcext:value-type="float">
            <text:p>10.293530941</text:p>
          </table:table-cell>
          <table:table-cell table:formula="of:=[.C40]/([.D40]-[.D39])" office:value-type="float" office:value="1021384.77397715" calcext:value-type="float">
            <text:p>1021384.77397715</text:p>
          </table:table-cell>
          <table:table-cell/>
          <table:table-cell office:value-type="float" office:value="1442777630.96988" calcext:value-type="float">
            <text:p>1442777630.96988</text:p>
          </table:table-cell>
          <table:table-cell table:formula="of:=[.G40]-[.B40]" office:value-type="float" office:value="8.125319480896" calcext:value-type="float">
            <text:p>8.125319480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77622.90888" calcext:value-type="float">
            <text:p>1442777622.90888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10.3578515052795" calcext:value-type="float">
            <text:p>10.3578515053</text:p>
          </table:table-cell>
          <table:table-cell table:formula="of:=[.C41]/([.D41]-[.D40])" office:value-type="float" office:value="1020389.05822522" calcext:value-type="float">
            <text:p>1020389.05822522</text:p>
          </table:table-cell>
          <table:table-cell/>
          <table:table-cell office:value-type="float" office:value="1442777631.00691" calcext:value-type="float">
            <text:p>1442777631.00691</text:p>
          </table:table-cell>
          <table:table-cell table:formula="of:=[.G41]-[.B41]" office:value-type="float" office:value="8.0980339050293" calcext:value-type="float">
            <text:p>8.09803390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77622.97319" calcext:value-type="float">
            <text:p>1442777622.97319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10.4221680164337" calcext:value-type="float">
            <text:p>10.4221680164</text:p>
          </table:table-cell>
          <table:table-cell table:formula="of:=[.C42]/([.D42]-[.D41])" office:value-type="float" office:value="1020453.36138759" calcext:value-type="float">
            <text:p>1020453.36138759</text:p>
          </table:table-cell>
          <table:table-cell/>
          <table:table-cell office:value-type="float" office:value="1442777631.17071" calcext:value-type="float">
            <text:p>1442777631.17071</text:p>
          </table:table-cell>
          <table:table-cell table:formula="of:=[.G42]-[.B42]" office:value-type="float" office:value="8.19751906394959" calcext:value-type="float">
            <text:p>8.197519063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77623.03867" calcext:value-type="float">
            <text:p>1442777623.03867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10.4876437187195" calcext:value-type="float">
            <text:p>10.4876437187</text:p>
          </table:table-cell>
          <table:table-cell table:formula="of:=[.C43]/([.D43]-[.D42])" office:value-type="float" office:value="1002387.11016113" calcext:value-type="float">
            <text:p>1002387.11016113</text:p>
          </table:table-cell>
          <table:table-cell/>
          <table:table-cell office:value-type="float" office:value="1442777631.208" calcext:value-type="float">
            <text:p>1442777631.208</text:p>
          </table:table-cell>
          <table:table-cell table:formula="of:=[.G43]-[.B43]" office:value-type="float" office:value="8.16933250427246" calcext:value-type="float">
            <text:p>8.169332504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77623.10517" calcext:value-type="float">
            <text:p>1442777623.10517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10.5541477203369" calcext:value-type="float">
            <text:p>10.5541477203</text:p>
          </table:table-cell>
          <table:table-cell table:formula="of:=[.C44]/([.D44]-[.D43])" office:value-type="float" office:value="986887.982734515" calcext:value-type="float">
            <text:p>986887.982734515</text:p>
          </table:table-cell>
          <table:table-cell/>
          <table:table-cell office:value-type="float" office:value="1442777631.27155" calcext:value-type="float">
            <text:p>1442777631.27155</text:p>
          </table:table-cell>
          <table:table-cell table:formula="of:=[.G44]-[.B44]" office:value-type="float" office:value="8.16637897491455" calcext:value-type="float">
            <text:p>8.166378974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77623.17156" calcext:value-type="float">
            <text:p>1442777623.17156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10.6205379962921" calcext:value-type="float">
            <text:p>10.6205379963</text:p>
          </table:table-cell>
          <table:table-cell table:formula="of:=[.C45]/([.D45]-[.D44])" office:value-type="float" office:value="988578.508760652" calcext:value-type="float">
            <text:p>988578.508760652</text:p>
          </table:table-cell>
          <table:table-cell/>
          <table:table-cell office:value-type="float" office:value="1442777631.4088" calcext:value-type="float">
            <text:p>1442777631.4088</text:p>
          </table:table-cell>
          <table:table-cell table:formula="of:=[.G45]-[.B45]" office:value-type="float" office:value="8.23724007606506" calcext:value-type="float">
            <text:p>8.237240076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77623.23799" calcext:value-type="float">
            <text:p>1442777623.23799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10.6869616508484" calcext:value-type="float">
            <text:p>10.6869616508</text:p>
          </table:table-cell>
          <table:table-cell table:formula="of:=[.C46]/([.D46]-[.D45])" office:value-type="float" office:value="988081.737423771" calcext:value-type="float">
            <text:p>988081.737423771</text:p>
          </table:table-cell>
          <table:table-cell/>
          <table:table-cell office:value-type="float" office:value="1442777631.47246" calcext:value-type="float">
            <text:p>1442777631.47246</text:p>
          </table:table-cell>
          <table:table-cell table:formula="of:=[.G46]-[.B46]" office:value-type="float" office:value="8.23446726799011" calcext:value-type="float">
            <text:p>8.23446726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77623.30444" calcext:value-type="float">
            <text:p>1442777623.30444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10.7534151077271" calcext:value-type="float">
            <text:p>10.7534151077</text:p>
          </table:table-cell>
          <table:table-cell table:formula="of:=[.C47]/([.D47]-[.D46])" office:value-type="float" office:value="987638.613290472" calcext:value-type="float">
            <text:p>987638.613290472</text:p>
          </table:table-cell>
          <table:table-cell/>
          <table:table-cell office:value-type="float" office:value="1442777631.5733" calcext:value-type="float">
            <text:p>1442777631.5733</text:p>
          </table:table-cell>
          <table:table-cell table:formula="of:=[.G47]-[.B47]" office:value-type="float" office:value="8.26886320114136" calcext:value-type="float">
            <text:p>8.268863201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77623.37085" calcext:value-type="float">
            <text:p>1442777623.37085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10.8198273181915" calcext:value-type="float">
            <text:p>10.8198273182</text:p>
          </table:table-cell>
          <table:table-cell table:formula="of:=[.C48]/([.D48]-[.D47])" office:value-type="float" office:value="988252.002771465" calcext:value-type="float">
            <text:p>988252.002771465</text:p>
          </table:table-cell>
          <table:table-cell/>
          <table:table-cell office:value-type="float" office:value="1442777631.67339" calcext:value-type="float">
            <text:p>1442777631.67339</text:p>
          </table:table-cell>
          <table:table-cell table:formula="of:=[.G48]-[.B48]" office:value-type="float" office:value="8.30253672599793" calcext:value-type="float">
            <text:p>8.30253672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77623.43729" calcext:value-type="float">
            <text:p>1442777623.43729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10.8862628936768" calcext:value-type="float">
            <text:p>10.8862628937</text:p>
          </table:table-cell>
          <table:table-cell table:formula="of:=[.C49]/([.D49]-[.D48])" office:value-type="float" office:value="987904.440063018" calcext:value-type="float">
            <text:p>987904.440063018</text:p>
          </table:table-cell>
          <table:table-cell/>
          <table:table-cell office:value-type="float" office:value="1442777631.77446" calcext:value-type="float">
            <text:p>1442777631.77446</text:p>
          </table:table-cell>
          <table:table-cell table:formula="of:=[.G49]-[.B49]" office:value-type="float" office:value="8.33716750144959" calcext:value-type="float">
            <text:p>8.337167501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77623.50373" calcext:value-type="float">
            <text:p>1442777623.50373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10.9527080059052" calcext:value-type="float">
            <text:p>10.9527080059</text:p>
          </table:table-cell>
          <table:table-cell table:formula="of:=[.C50]/([.D50]-[.D49])" office:value-type="float" office:value="987762.647979303" calcext:value-type="float">
            <text:p>987762.647979303</text:p>
          </table:table-cell>
          <table:table-cell/>
          <table:table-cell office:value-type="float" office:value="1442777631.83785" calcext:value-type="float">
            <text:p>1442777631.83785</text:p>
          </table:table-cell>
          <table:table-cell table:formula="of:=[.G50]-[.B50]" office:value-type="float" office:value="8.33411717414856" calcext:value-type="float">
            <text:p>8.334117174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77623.57015" calcext:value-type="float">
            <text:p>1442777623.57015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11.0191235542297" calcext:value-type="float">
            <text:p>11.0191235542</text:p>
          </table:table-cell>
          <table:table-cell table:formula="of:=[.C51]/([.D51]-[.D50])" office:value-type="float" office:value="988202.335983803" calcext:value-type="float">
            <text:p>988202.335983803</text:p>
          </table:table-cell>
          <table:table-cell/>
          <table:table-cell office:value-type="float" office:value="1442777631.97553" calcext:value-type="float">
            <text:p>1442777631.97553</text:p>
          </table:table-cell>
          <table:table-cell table:formula="of:=[.G51]-[.B51]" office:value-type="float" office:value="8.40537524223328" calcext:value-type="float">
            <text:p>8.405375242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77623.63659" calcext:value-type="float">
            <text:p>1442777623.63659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11.085568189621" calcext:value-type="float">
            <text:p>11.0855681896</text:p>
          </table:table-cell>
          <table:table-cell table:formula="of:=[.C52]/([.D52]-[.D51])" office:value-type="float" office:value="987769.736616802" calcext:value-type="float">
            <text:p>987769.736616802</text:p>
          </table:table-cell>
          <table:table-cell/>
          <table:table-cell office:value-type="float" office:value="1442777632.0754" calcext:value-type="float">
            <text:p>1442777632.0754</text:p>
          </table:table-cell>
          <table:table-cell table:formula="of:=[.G52]-[.B52]" office:value-type="float" office:value="8.43880820274353" calcext:value-type="float">
            <text:p>8.438808202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77623.703" calcext:value-type="float">
            <text:p>1442777623.703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11.1519701480865" calcext:value-type="float">
            <text:p>11.1519701481</text:p>
          </table:table-cell>
          <table:table-cell table:formula="of:=[.C53]/([.D53]-[.D52])" office:value-type="float" office:value="988404.581982694" calcext:value-type="float">
            <text:p>988404.581982694</text:p>
          </table:table-cell>
          <table:table-cell/>
          <table:table-cell office:value-type="float" office:value="1442777632.17653" calcext:value-type="float">
            <text:p>1442777632.17653</text:p>
          </table:table-cell>
          <table:table-cell table:formula="of:=[.G53]-[.B53]" office:value-type="float" office:value="8.47353386878967" calcext:value-type="float">
            <text:p>8.473533868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77623.76941" calcext:value-type="float">
            <text:p>1442777623.76941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11.2183814048767" calcext:value-type="float">
            <text:p>11.2183814049</text:p>
          </table:table-cell>
          <table:table-cell table:formula="of:=[.C54]/([.D54]-[.D53])" office:value-type="float" office:value="988266.194199225" calcext:value-type="float">
            <text:p>988266.194199225</text:p>
          </table:table-cell>
          <table:table-cell/>
          <table:table-cell office:value-type="float" office:value="1442777632.27635" calcext:value-type="float">
            <text:p>1442777632.27635</text:p>
          </table:table-cell>
          <table:table-cell table:formula="of:=[.G54]-[.B54]" office:value-type="float" office:value="8.50694465637207" calcext:value-type="float">
            <text:p>8.506944656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77623.83579" calcext:value-type="float">
            <text:p>1442777623.83579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11.2847616672516" calcext:value-type="float">
            <text:p>11.2847616673</text:p>
          </table:table-cell>
          <table:table-cell table:formula="of:=[.C55]/([.D55]-[.D54])" office:value-type="float" office:value="988727.637582205" calcext:value-type="float">
            <text:p>988727.637582205</text:p>
          </table:table-cell>
          <table:table-cell/>
          <table:table-cell office:value-type="float" office:value="1442777632.37738" calcext:value-type="float">
            <text:p>1442777632.37738</text:p>
          </table:table-cell>
          <table:table-cell table:formula="of:=[.G55]-[.B55]" office:value-type="float" office:value="8.54158973693848" calcext:value-type="float">
            <text:p>8.541589736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77623.90218" calcext:value-type="float">
            <text:p>1442777623.90218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11.3511574268341" calcext:value-type="float">
            <text:p>11.3511574268</text:p>
          </table:table-cell>
          <table:table-cell table:formula="of:=[.C56]/([.D56]-[.D55])" office:value-type="float" office:value="988496.862038753" calcext:value-type="float">
            <text:p>988496.862038753</text:p>
          </table:table-cell>
          <table:table-cell/>
          <table:table-cell office:value-type="float" office:value="1442777632.41315" calcext:value-type="float">
            <text:p>1442777632.41315</text:p>
          </table:table-cell>
          <table:table-cell table:formula="of:=[.G56]-[.B56]" office:value-type="float" office:value="8.51096343994141" calcext:value-type="float">
            <text:p>8.510963439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77623.96864" calcext:value-type="float">
            <text:p>1442777623.96864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11.4176108837128" calcext:value-type="float">
            <text:p>11.4176108837</text:p>
          </table:table-cell>
          <table:table-cell table:formula="of:=[.C57]/([.D57]-[.D56])" office:value-type="float" office:value="987638.613290472" calcext:value-type="float">
            <text:p>987638.613290472</text:p>
          </table:table-cell>
          <table:table-cell/>
          <table:table-cell office:value-type="float" office:value="1442777632.47805" calcext:value-type="float">
            <text:p>1442777632.47805</text:p>
          </table:table-cell>
          <table:table-cell table:formula="of:=[.G57]-[.B57]" office:value-type="float" office:value="8.50941276550293" calcext:value-type="float">
            <text:p>8.50941276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77624.0351" calcext:value-type="float">
            <text:p>1442777624.0351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11.4840786457062" calcext:value-type="float">
            <text:p>11.4840786457</text:p>
          </table:table-cell>
          <table:table-cell table:formula="of:=[.C58]/([.D58]-[.D57])" office:value-type="float" office:value="987426.054852109" calcext:value-type="float">
            <text:p>987426.054852109</text:p>
          </table:table-cell>
          <table:table-cell/>
          <table:table-cell office:value-type="float" office:value="1442777632.61387" calcext:value-type="float">
            <text:p>1442777632.61387</text:p>
          </table:table-cell>
          <table:table-cell table:formula="of:=[.G58]-[.B58]" office:value-type="float" office:value="8.57876086235046" calcext:value-type="float">
            <text:p>8.578760862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77624.10152" calcext:value-type="float">
            <text:p>1442777624.10152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11.5504887104034" calcext:value-type="float">
            <text:p>11.5504887104</text:p>
          </table:table-cell>
          <table:table-cell table:formula="of:=[.C59]/([.D59]-[.D58])" office:value-type="float" office:value="988283.934057097" calcext:value-type="float">
            <text:p>988283.934057097</text:p>
          </table:table-cell>
          <table:table-cell/>
          <table:table-cell office:value-type="float" office:value="1442777632.67895" calcext:value-type="float">
            <text:p>1442777632.67895</text:p>
          </table:table-cell>
          <table:table-cell table:formula="of:=[.G59]-[.B59]" office:value-type="float" office:value="8.57743787765503" calcext:value-type="float">
            <text:p>8.577437877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77624.16791" calcext:value-type="float">
            <text:p>1442777624.16791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11.6168880462646" calcext:value-type="float">
            <text:p>11.6168880463</text:p>
          </table:table-cell>
          <table:table-cell table:formula="of:=[.C60]/([.D60]-[.D59])" office:value-type="float" office:value="988443.621442088" calcext:value-type="float">
            <text:p>988443.621442088</text:p>
          </table:table-cell>
          <table:table-cell/>
          <table:table-cell office:value-type="float" office:value="1442777632.77938" calcext:value-type="float">
            <text:p>1442777632.77938</text:p>
          </table:table-cell>
          <table:table-cell table:formula="of:=[.G60]-[.B60]" office:value-type="float" office:value="8.61146306991577" calcext:value-type="float">
            <text:p>8.611463069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77624.23429" calcext:value-type="float">
            <text:p>1442777624.23429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11.683265209198" calcext:value-type="float">
            <text:p>11.6832652092</text:p>
          </table:table-cell>
          <table:table-cell table:formula="of:=[.C61]/([.D61]-[.D60])" office:value-type="float" office:value="988773.805622005" calcext:value-type="float">
            <text:p>988773.805622005</text:p>
          </table:table-cell>
          <table:table-cell/>
          <table:table-cell office:value-type="float" office:value="1442777632.8145" calcext:value-type="float">
            <text:p>1442777632.8145</text:p>
          </table:table-cell>
          <table:table-cell table:formula="of:=[.G61]-[.B61]" office:value-type="float" office:value="8.58020877838135" calcext:value-type="float">
            <text:p>8.580208778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77624.30067" calcext:value-type="float">
            <text:p>1442777624.30067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11.7496433258057" calcext:value-type="float">
            <text:p>11.7496433258</text:p>
          </table:table-cell>
          <table:table-cell table:formula="of:=[.C62]/([.D62]-[.D61])" office:value-type="float" office:value="988759.599612083" calcext:value-type="float">
            <text:p>988759.599612083</text:p>
          </table:table-cell>
          <table:table-cell/>
          <table:table-cell office:value-type="float" office:value="1442777632.87994" calcext:value-type="float">
            <text:p>1442777632.87994</text:p>
          </table:table-cell>
          <table:table-cell table:formula="of:=[.G62]-[.B62]" office:value-type="float" office:value="8.57927441596985" calcext:value-type="float">
            <text:p>8.57927441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77624.36707" calcext:value-type="float">
            <text:p>1442777624.36707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11.8160388469696" calcext:value-type="float">
            <text:p>11.816038847</text:p>
          </table:table-cell>
          <table:table-cell table:formula="of:=[.C63]/([.D63]-[.D62])" office:value-type="float" office:value="988500.41161579" calcext:value-type="float">
            <text:p>988500.41161579</text:p>
          </table:table-cell>
          <table:table-cell/>
          <table:table-cell office:value-type="float" office:value="1442777632.96599" calcext:value-type="float">
            <text:p>1442777632.96599</text:p>
          </table:table-cell>
          <table:table-cell table:formula="of:=[.G63]-[.B63]" office:value-type="float" office:value="8.59892129898071" calcext:value-type="float">
            <text:p>8.59892129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77624.43351" calcext:value-type="float">
            <text:p>1442777624.43351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11.8824801445007" calcext:value-type="float">
            <text:p>11.8824801445</text:p>
          </table:table-cell>
          <table:table-cell table:formula="of:=[.C64]/([.D64]-[.D63])" office:value-type="float" office:value="987819.359928232" calcext:value-type="float">
            <text:p>987819.359928232</text:p>
          </table:table-cell>
          <table:table-cell/>
          <table:table-cell office:value-type="float" office:value="1442777633.0808" calcext:value-type="float">
            <text:p>1442777633.0808</text:p>
          </table:table-cell>
          <table:table-cell table:formula="of:=[.G64]-[.B64]" office:value-type="float" office:value="8.64728951454163" calcext:value-type="float">
            <text:p>8.647289514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77624.49999" calcext:value-type="float">
            <text:p>1442777624.49999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11.9489679336548" calcext:value-type="float">
            <text:p>11.9489679337</text:p>
          </table:table-cell>
          <table:table-cell table:formula="of:=[.C65]/([.D65]-[.D64])" office:value-type="float" office:value="987128.626700613" calcext:value-type="float">
            <text:p>987128.626700613</text:p>
          </table:table-cell>
          <table:table-cell/>
          <table:table-cell office:value-type="float" office:value="1442777633.11872" calcext:value-type="float">
            <text:p>1442777633.11872</text:p>
          </table:table-cell>
          <table:table-cell table:formula="of:=[.G65]-[.B65]" office:value-type="float" office:value="8.61872601509094" calcext:value-type="float">
            <text:p>8.618726015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77624.56648" calcext:value-type="float">
            <text:p>1442777624.56648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12.015451669693" calcext:value-type="float">
            <text:p>12.0154516697</text:p>
          </table:table-cell>
          <table:table-cell table:formula="of:=[.C66]/([.D66]-[.D65])" office:value-type="float" office:value="987188.806030417" calcext:value-type="float">
            <text:p>987188.806030417</text:p>
          </table:table-cell>
          <table:table-cell/>
          <table:table-cell office:value-type="float" office:value="1442777633.16689" calcext:value-type="float">
            <text:p>1442777633.16689</text:p>
          </table:table-cell>
          <table:table-cell table:formula="of:=[.G66]-[.B66]" office:value-type="float" office:value="8.60041666030884" calcext:value-type="float">
            <text:p>8.600416660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77624.63298" calcext:value-type="float">
            <text:p>1442777624.63298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12.0819530487061" calcext:value-type="float">
            <text:p>12.0819530487</text:p>
          </table:table-cell>
          <table:table-cell table:formula="of:=[.C67]/([.D67]-[.D66])" office:value-type="float" office:value="986926.90247986" calcext:value-type="float">
            <text:p>986926.90247986</text:p>
          </table:table-cell>
          <table:table-cell/>
          <table:table-cell office:value-type="float" office:value="1442777633.26194" calcext:value-type="float">
            <text:p>1442777633.26194</text:p>
          </table:table-cell>
          <table:table-cell table:formula="of:=[.G67]-[.B67]" office:value-type="float" office:value="8.62895703315735" calcext:value-type="float">
            <text:p>8.628957033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77624.69938" calcext:value-type="float">
            <text:p>1442777624.69938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12.1483526229858" calcext:value-type="float">
            <text:p>12.148352623</text:p>
          </table:table-cell>
          <table:table-cell table:formula="of:=[.C68]/([.D68]-[.D67])" office:value-type="float" office:value="988440.072272891" calcext:value-type="float">
            <text:p>988440.072272891</text:p>
          </table:table-cell>
          <table:table-cell/>
          <table:table-cell office:value-type="float" office:value="1442777633.3198" calcext:value-type="float">
            <text:p>1442777633.3198</text:p>
          </table:table-cell>
          <table:table-cell table:formula="of:=[.G68]-[.B68]" office:value-type="float" office:value="8.62042427062988" calcext:value-type="float">
            <text:p>8.620424270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77624.76586" calcext:value-type="float">
            <text:p>1442777624.76586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12.2148330211639" calcext:value-type="float">
            <text:p>12.2148330212</text:p>
          </table:table-cell>
          <table:table-cell table:formula="of:=[.C69]/([.D69]-[.D68])" office:value-type="float" office:value="987238.370988277" calcext:value-type="float">
            <text:p>987238.370988277</text:p>
          </table:table-cell>
          <table:table-cell/>
          <table:table-cell office:value-type="float" office:value="1442777633.36779" calcext:value-type="float">
            <text:p>1442777633.36779</text:p>
          </table:table-cell>
          <table:table-cell table:formula="of:=[.G69]-[.B69]" office:value-type="float" office:value="8.60192632675171" calcext:value-type="float">
            <text:p>8.601926326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77624.83229" calcext:value-type="float">
            <text:p>1442777624.83229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12.2812592983246" calcext:value-type="float">
            <text:p>12.2812592983</text:p>
          </table:table-cell>
          <table:table-cell table:formula="of:=[.C70]/([.D70]-[.D69])" office:value-type="float" office:value="988042.726544442" calcext:value-type="float">
            <text:p>988042.726544442</text:p>
          </table:table-cell>
          <table:table-cell/>
          <table:table-cell office:value-type="float" office:value="1442777633.46267" calcext:value-type="float">
            <text:p>1442777633.46267</text:p>
          </table:table-cell>
          <table:table-cell table:formula="of:=[.G70]-[.B70]" office:value-type="float" office:value="8.63038849830627" calcext:value-type="float">
            <text:p>8.630388498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77624.89873" calcext:value-type="float">
            <text:p>1442777624.89873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12.347706079483" calcext:value-type="float">
            <text:p>12.3477060795</text:p>
          </table:table-cell>
          <table:table-cell table:formula="of:=[.C71]/([.D71]-[.D70])" office:value-type="float" office:value="987737.838549254" calcext:value-type="float">
            <text:p>987737.838549254</text:p>
          </table:table-cell>
          <table:table-cell/>
          <table:table-cell office:value-type="float" office:value="1442777633.52055" calcext:value-type="float">
            <text:p>1442777633.52055</text:p>
          </table:table-cell>
          <table:table-cell table:formula="of:=[.G71]-[.B71]" office:value-type="float" office:value="8.621821641922" calcext:value-type="float">
            <text:p>8.621821641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77624.96519" calcext:value-type="float">
            <text:p>1442777624.96519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12.4141592979431" calcext:value-type="float">
            <text:p>12.4141592979</text:p>
          </table:table-cell>
          <table:table-cell table:formula="of:=[.C72]/([.D72]-[.D71])" office:value-type="float" office:value="987642.156706431" calcext:value-type="float">
            <text:p>987642.156706431</text:p>
          </table:table-cell>
          <table:table-cell/>
          <table:table-cell office:value-type="float" office:value="1442777633.56834" calcext:value-type="float">
            <text:p>1442777633.56834</text:p>
          </table:table-cell>
          <table:table-cell table:formula="of:=[.G72]-[.B72]" office:value-type="float" office:value="8.60315537452698" calcext:value-type="float">
            <text:p>8.603155374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77625.02966" calcext:value-type="float">
            <text:p>1442777625.02966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12.4786312580109" calcext:value-type="float">
            <text:p>12.478631258</text:p>
          </table:table-cell>
          <table:table-cell table:formula="of:=[.C73]/([.D73]-[.D72])" office:value-type="float" office:value="1017992.9372557" calcext:value-type="float">
            <text:p>1017992.9372557</text:p>
          </table:table-cell>
          <table:table-cell/>
          <table:table-cell office:value-type="float" office:value="1442777633.66352" calcext:value-type="float">
            <text:p>1442777633.66352</text:p>
          </table:table-cell>
          <table:table-cell table:formula="of:=[.G73]-[.B73]" office:value-type="float" office:value="8.63386368751526" calcext:value-type="float">
            <text:p>8.633863687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77625.09317" calcext:value-type="float">
            <text:p>1442777625.09317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12.5421431064606" calcext:value-type="float">
            <text:p>12.5421431065</text:p>
          </table:table-cell>
          <table:table-cell table:formula="of:=[.C74]/([.D74]-[.D73])" office:value-type="float" office:value="1033381.98465396" calcext:value-type="float">
            <text:p>1033381.98465396</text:p>
          </table:table-cell>
          <table:table-cell/>
          <table:table-cell office:value-type="float" office:value="1442777633.70197" calcext:value-type="float">
            <text:p>1442777633.70197</text:p>
          </table:table-cell>
          <table:table-cell table:formula="of:=[.G74]-[.B74]" office:value-type="float" office:value="8.60880160331726" calcext:value-type="float">
            <text:p>8.608801603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77625.15666" calcext:value-type="float">
            <text:p>1442777625.15666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12.605633020401" calcext:value-type="float">
            <text:p>12.6056330204</text:p>
          </table:table-cell>
          <table:table-cell table:formula="of:=[.C75]/([.D75]-[.D74])" office:value-type="float" office:value="1033738.99768678" calcext:value-type="float">
            <text:p>1033738.99768678</text:p>
          </table:table-cell>
          <table:table-cell/>
          <table:table-cell office:value-type="float" office:value="1442777633.81915" calcext:value-type="float">
            <text:p>1442777633.81915</text:p>
          </table:table-cell>
          <table:table-cell table:formula="of:=[.G75]-[.B75]" office:value-type="float" office:value="8.6624870300293" calcext:value-type="float">
            <text:p>8.6624870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77625.22012" calcext:value-type="float">
            <text:p>1442777625.22012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12.6690971851349" calcext:value-type="float">
            <text:p>12.6690971851</text:p>
          </table:table-cell>
          <table:table-cell table:formula="of:=[.C76]/([.D76]-[.D75])" office:value-type="float" office:value="1034158.41483463" calcext:value-type="float">
            <text:p>1034158.41483463</text:p>
          </table:table-cell>
          <table:table-cell/>
          <table:table-cell office:value-type="float" office:value="1442777633.86454" calcext:value-type="float">
            <text:p>1442777633.86454</text:p>
          </table:table-cell>
          <table:table-cell table:formula="of:=[.G76]-[.B76]" office:value-type="float" office:value="8.64441752433777" calcext:value-type="float">
            <text:p>8.644417524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77625.28357" calcext:value-type="float">
            <text:p>1442777625.28357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12.7325403690338" calcext:value-type="float">
            <text:p>12.732540369</text:p>
          </table:table-cell>
          <table:table-cell table:formula="of:=[.C77]/([.D77]-[.D76])" office:value-type="float" office:value="1034500.41385945" calcext:value-type="float">
            <text:p>1034500.41385945</text:p>
          </table:table-cell>
          <table:table-cell/>
          <table:table-cell office:value-type="float" office:value="1442777633.90297" calcext:value-type="float">
            <text:p>1442777633.90297</text:p>
          </table:table-cell>
          <table:table-cell table:formula="of:=[.G77]-[.B77]" office:value-type="float" office:value="8.61940622329712" calcext:value-type="float">
            <text:p>8.619406223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77625.34703" calcext:value-type="float">
            <text:p>1442777625.34703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12.7960026264191" calcext:value-type="float">
            <text:p>12.7960026264</text:p>
          </table:table-cell>
          <table:table-cell table:formula="of:=[.C78]/([.D78]-[.D77])" office:value-type="float" office:value="1034189.49631077" calcext:value-type="float">
            <text:p>1034189.49631077</text:p>
          </table:table-cell>
          <table:table-cell/>
          <table:table-cell office:value-type="float" office:value="1442777634.0204" calcext:value-type="float">
            <text:p>1442777634.0204</text:p>
          </table:table-cell>
          <table:table-cell table:formula="of:=[.G78]-[.B78]" office:value-type="float" office:value="8.67337441444397" calcext:value-type="float">
            <text:p>8.673374414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77625.41048" calcext:value-type="float">
            <text:p>1442777625.41048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12.8594532012939" calcext:value-type="float">
            <text:p>12.8594532013</text:p>
          </table:table-cell>
          <table:table-cell table:formula="of:=[.C79]/([.D79]-[.D78])" office:value-type="float" office:value="1034379.91112648" calcext:value-type="float">
            <text:p>1034379.91112648</text:p>
          </table:table-cell>
          <table:table-cell/>
          <table:table-cell office:value-type="float" office:value="1442777634.06548" calcext:value-type="float">
            <text:p>1442777634.06548</text:p>
          </table:table-cell>
          <table:table-cell table:formula="of:=[.G79]-[.B79]" office:value-type="float" office:value="8.65500092506409" calcext:value-type="float">
            <text:p>8.655000925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77625.4739" calcext:value-type="float">
            <text:p>1442777625.4739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12.9228720664978" calcext:value-type="float">
            <text:p>12.9228720665</text:p>
          </table:table-cell>
          <table:table-cell table:formula="of:=[.C80]/([.D80]-[.D79])" office:value-type="float" office:value="1034897.10497071" calcext:value-type="float">
            <text:p>1034897.10497071</text:p>
          </table:table-cell>
          <table:table-cell/>
          <table:table-cell office:value-type="float" office:value="1442777634.1234" calcext:value-type="float">
            <text:p>1442777634.1234</text:p>
          </table:table-cell>
          <table:table-cell table:formula="of:=[.G80]-[.B80]" office:value-type="float" office:value="8.64950108528137" calcext:value-type="float">
            <text:p>8.649501085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77625.53735" calcext:value-type="float">
            <text:p>1442777625.53735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12.9863216876984" calcext:value-type="float">
            <text:p>12.9863216877</text:p>
          </table:table-cell>
          <table:table-cell table:formula="of:=[.C81]/([.D81]-[.D80])" office:value-type="float" office:value="1034395.45828871" calcext:value-type="float">
            <text:p>1034395.45828871</text:p>
          </table:table-cell>
          <table:table-cell/>
          <table:table-cell office:value-type="float" office:value="1442777634.16017" calcext:value-type="float">
            <text:p>1442777634.16017</text:p>
          </table:table-cell>
          <table:table-cell table:formula="of:=[.G81]-[.B81]" office:value-type="float" office:value="8.6228187084198" calcext:value-type="float">
            <text:p>8.622818708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77625.60082" calcext:value-type="float">
            <text:p>1442777625.60082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13.0497968196869" calcext:value-type="float">
            <text:p>13.0497968197</text:p>
          </table:table-cell>
          <table:table-cell table:formula="of:=[.C82]/([.D82]-[.D81])" office:value-type="float" office:value="1033979.73259614" calcext:value-type="float">
            <text:p>1033979.73259614</text:p>
          </table:table-cell>
          <table:table-cell/>
          <table:table-cell office:value-type="float" office:value="1442777634.23665" calcext:value-type="float">
            <text:p>1442777634.23665</text:p>
          </table:table-cell>
          <table:table-cell table:formula="of:=[.G82]-[.B82]" office:value-type="float" office:value="8.63582253456116" calcext:value-type="float">
            <text:p>8.635822534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77625.66428" calcext:value-type="float">
            <text:p>1442777625.66428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13.1132543087006" calcext:value-type="float">
            <text:p>13.1132543087</text:p>
          </table:table-cell>
          <table:table-cell table:formula="of:=[.C83]/([.D83]-[.D82])" office:value-type="float" office:value="1034267.20817553" calcext:value-type="float">
            <text:p>1034267.20817553</text:p>
          </table:table-cell>
          <table:table-cell/>
          <table:table-cell office:value-type="float" office:value="1442777634.30396" calcext:value-type="float">
            <text:p>1442777634.30396</text:p>
          </table:table-cell>
          <table:table-cell table:formula="of:=[.G83]-[.B83]" office:value-type="float" office:value="8.6396815776825" calcext:value-type="float">
            <text:p>8.639681577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77625.72769" calcext:value-type="float">
            <text:p>1442777625.72769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13.1766605377197" calcext:value-type="float">
            <text:p>13.1766605377</text:p>
          </table:table-cell>
          <table:table-cell table:formula="of:=[.C84]/([.D84]-[.D83])" office:value-type="float" office:value="1035103.34891801" calcext:value-type="float">
            <text:p>1035103.34891801</text:p>
          </table:table-cell>
          <table:table-cell/>
          <table:table-cell office:value-type="float" office:value="1442777634.38481" calcext:value-type="float">
            <text:p>1442777634.38481</text:p>
          </table:table-cell>
          <table:table-cell table:formula="of:=[.G84]-[.B84]" office:value-type="float" office:value="8.6571249961853" calcext:value-type="float">
            <text:p>8.657124996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77625.79116" calcext:value-type="float">
            <text:p>1442777625.79116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13.2401351928711" calcext:value-type="float">
            <text:p>13.2401351929</text:p>
          </table:table-cell>
          <table:table-cell table:formula="of:=[.C85]/([.D85]-[.D84])" office:value-type="float" office:value="1033987.50010517" calcext:value-type="float">
            <text:p>1033987.50010517</text:p>
          </table:table-cell>
          <table:table-cell/>
          <table:table-cell office:value-type="float" office:value="1442777634.46523" calcext:value-type="float">
            <text:p>1442777634.46523</text:p>
          </table:table-cell>
          <table:table-cell table:formula="of:=[.G85]-[.B85]" office:value-type="float" office:value="8.67406392097473" calcext:value-type="float">
            <text:p>8.67406392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77625.85467" calcext:value-type="float">
            <text:p>1442777625.85467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13.3036415576935" calcext:value-type="float">
            <text:p>13.3036415577</text:p>
          </table:table-cell>
          <table:table-cell table:formula="of:=[.C86]/([.D86]-[.D85])" office:value-type="float" office:value="1033471.21479173" calcext:value-type="float">
            <text:p>1033471.21479173</text:p>
          </table:table-cell>
          <table:table-cell/>
          <table:table-cell office:value-type="float" office:value="1442777634.53241" calcext:value-type="float">
            <text:p>1442777634.53241</text:p>
          </table:table-cell>
          <table:table-cell table:formula="of:=[.G86]-[.B86]" office:value-type="float" office:value="8.67774415016174" calcext:value-type="float">
            <text:p>8.677744150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77625.91813" calcext:value-type="float">
            <text:p>1442777625.91813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13.3671042919159" calcext:value-type="float">
            <text:p>13.3671042919</text:p>
          </table:table-cell>
          <table:table-cell table:formula="of:=[.C87]/([.D87]-[.D86])" office:value-type="float" office:value="1034181.72576658" calcext:value-type="float">
            <text:p>1034181.72576658</text:p>
          </table:table-cell>
          <table:table-cell/>
          <table:table-cell office:value-type="float" office:value="1442777634.6131" calcext:value-type="float">
            <text:p>1442777634.6131</text:p>
          </table:table-cell>
          <table:table-cell table:formula="of:=[.G87]-[.B87]" office:value-type="float" office:value="8.69496607780457" calcext:value-type="float">
            <text:p>8.694966077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77625.98148" calcext:value-type="float">
            <text:p>1442777625.98148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13.4304521083832" calcext:value-type="float">
            <text:p>13.4304521084</text:p>
          </table:table-cell>
          <table:table-cell table:formula="of:=[.C88]/([.D88]-[.D87])" office:value-type="float" office:value="1036057.8100414" calcext:value-type="float">
            <text:p>1036057.8100414</text:p>
          </table:table-cell>
          <table:table-cell/>
          <table:table-cell office:value-type="float" office:value="1442777634.69353" calcext:value-type="float">
            <text:p>1442777634.69353</text:p>
          </table:table-cell>
          <table:table-cell table:formula="of:=[.G88]-[.B88]" office:value-type="float" office:value="8.71205258369446" calcext:value-type="float">
            <text:p>8.712052583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77626.04286" calcext:value-type="float">
            <text:p>1442777626.04286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13.4918329715729" calcext:value-type="float">
            <text:p>13.4918329716</text:p>
          </table:table-cell>
          <table:table-cell table:formula="of:=[.C89]/([.D89]-[.D88])" office:value-type="float" office:value="1069258.3419227" calcext:value-type="float">
            <text:p>1069258.3419227</text:p>
          </table:table-cell>
          <table:table-cell/>
          <table:table-cell office:value-type="float" office:value="1442777634.76094" calcext:value-type="float">
            <text:p>1442777634.76094</text:p>
          </table:table-cell>
          <table:table-cell table:formula="of:=[.G89]-[.B89]" office:value-type="float" office:value="8.7180757522583" calcext:value-type="float">
            <text:p>8.718075752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77626.10329" calcext:value-type="float">
            <text:p>1442777626.10329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13.5522618293762" calcext:value-type="float">
            <text:p>13.5522618294</text:p>
          </table:table-cell>
          <table:table-cell table:formula="of:=[.C90]/([.D90]-[.D89])" office:value-type="float" office:value="1086103.59993214" calcext:value-type="float">
            <text:p>1086103.59993214</text:p>
          </table:table-cell>
          <table:table-cell/>
          <table:table-cell office:value-type="float" office:value="1442777634.84158" calcext:value-type="float">
            <text:p>1442777634.84158</text:p>
          </table:table-cell>
          <table:table-cell table:formula="of:=[.G90]-[.B90]" office:value-type="float" office:value="8.7382926940918" calcext:value-type="float">
            <text:p>8.738292694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77626.16369" calcext:value-type="float">
            <text:p>1442777626.16369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13.6126625537872" calcext:value-type="float">
            <text:p>13.6126625538</text:p>
          </table:table-cell>
          <table:table-cell table:formula="of:=[.C91]/([.D91]-[.D90])" office:value-type="float" office:value="1086609.48424048" calcext:value-type="float">
            <text:p>1086609.48424048</text:p>
          </table:table-cell>
          <table:table-cell/>
          <table:table-cell office:value-type="float" office:value="1442777634.92237" calcext:value-type="float">
            <text:p>1442777634.92237</text:p>
          </table:table-cell>
          <table:table-cell table:formula="of:=[.G91]-[.B91]" office:value-type="float" office:value="8.75867867469788" calcext:value-type="float">
            <text:p>8.758678674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77626.22411" calcext:value-type="float">
            <text:p>1442777626.22411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13.6730852127075" calcext:value-type="float">
            <text:p>13.6730852127</text:p>
          </table:table-cell>
          <table:table-cell table:formula="of:=[.C92]/([.D92]-[.D91])" office:value-type="float" office:value="1086215.02550201" calcext:value-type="float">
            <text:p>1086215.02550201</text:p>
          </table:table-cell>
          <table:table-cell/>
          <table:table-cell office:value-type="float" office:value="1442777634.98946" calcext:value-type="float">
            <text:p>1442777634.98946</text:p>
          </table:table-cell>
          <table:table-cell table:formula="of:=[.G92]-[.B92]" office:value-type="float" office:value="8.7653489112854" calcext:value-type="float">
            <text:p>8.765348911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77626.28453" calcext:value-type="float">
            <text:p>1442777626.28453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13.7335026264191" calcext:value-type="float">
            <text:p>13.7335026264</text:p>
          </table:table-cell>
          <table:table-cell table:formula="of:=[.C93]/([.D93]-[.D92])" office:value-type="float" office:value="1086309.32653536" calcext:value-type="float">
            <text:p>1086309.32653536</text:p>
          </table:table-cell>
          <table:table-cell/>
          <table:table-cell office:value-type="float" office:value="1442777635.07023" calcext:value-type="float">
            <text:p>1442777635.07023</text:p>
          </table:table-cell>
          <table:table-cell table:formula="of:=[.G93]-[.B93]" office:value-type="float" office:value="8.78570127487183" calcext:value-type="float">
            <text:p>8.785701274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77626.34496" calcext:value-type="float">
            <text:p>1442777626.34496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13.7939360141754" calcext:value-type="float">
            <text:p>13.7939360142</text:p>
          </table:table-cell>
          <table:table-cell table:formula="of:=[.C94]/([.D94]-[.D93])" office:value-type="float" office:value="1086022.18800991" calcext:value-type="float">
            <text:p>1086022.18800991</text:p>
          </table:table-cell>
          <table:table-cell/>
          <table:table-cell office:value-type="float" office:value="1442777635.1242" calcext:value-type="float">
            <text:p>1442777635.1242</text:p>
          </table:table-cell>
          <table:table-cell table:formula="of:=[.G94]-[.B94]" office:value-type="float" office:value="8.77924180030823" calcext:value-type="float">
            <text:p>8.779241800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77626.40533" calcext:value-type="float">
            <text:p>1442777626.40533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13.854302406311" calcext:value-type="float">
            <text:p>13.8543024063</text:p>
          </table:table-cell>
          <table:table-cell table:formula="of:=[.C95]/([.D95]-[.D94])" office:value-type="float" office:value="1087227.47340192" calcext:value-type="float">
            <text:p>1087227.47340192</text:p>
          </table:table-cell>
          <table:table-cell/>
          <table:table-cell office:value-type="float" office:value="1442777635.1643" calcext:value-type="float">
            <text:p>1442777635.1643</text:p>
          </table:table-cell>
          <table:table-cell table:formula="of:=[.G95]-[.B95]" office:value-type="float" office:value="8.75896883010864" calcext:value-type="float">
            <text:p>8.758968830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77626.46583" calcext:value-type="float">
            <text:p>1442777626.46583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13.9148001670837" calcext:value-type="float">
            <text:p>13.9148001671</text:p>
          </table:table-cell>
          <table:table-cell table:formula="of:=[.C96]/([.D96]-[.D95])" office:value-type="float" office:value="1084866.59938679" calcext:value-type="float">
            <text:p>1084866.59938679</text:p>
          </table:table-cell>
          <table:table-cell/>
          <table:table-cell office:value-type="float" office:value="1442777635.22835" calcext:value-type="float">
            <text:p>1442777635.22835</text:p>
          </table:table-cell>
          <table:table-cell table:formula="of:=[.G96]-[.B96]" office:value-type="float" office:value="8.76252055168152" calcext:value-type="float">
            <text:p>8.762520551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77626.5263" calcext:value-type="float">
            <text:p>1442777626.5263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13.9752690792084" calcext:value-type="float">
            <text:p>13.9752690792</text:p>
          </table:table-cell>
          <table:table-cell table:formula="of:=[.C97]/([.D97]-[.D96])" office:value-type="float" office:value="1085384.17004633" calcext:value-type="float">
            <text:p>1085384.17004633</text:p>
          </table:table-cell>
          <table:table-cell/>
          <table:table-cell office:value-type="float" office:value="1442777635.28445" calcext:value-type="float">
            <text:p>1442777635.28445</text:p>
          </table:table-cell>
          <table:table-cell table:formula="of:=[.G97]-[.B97]" office:value-type="float" office:value="8.75815796852112" calcext:value-type="float">
            <text:p>8.758157968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77626.58675" calcext:value-type="float">
            <text:p>1442777626.58675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14.0357263088226" calcext:value-type="float">
            <text:p>14.0357263088</text:p>
          </table:table-cell>
          <table:table-cell table:formula="of:=[.C98]/([.D98]-[.D97])" office:value-type="float" office:value="1085593.90529072" calcext:value-type="float">
            <text:p>1085593.90529072</text:p>
          </table:table-cell>
          <table:table-cell/>
          <table:table-cell office:value-type="float" office:value="1442777635.33939" calcext:value-type="float">
            <text:p>1442777635.33939</text:p>
          </table:table-cell>
          <table:table-cell table:formula="of:=[.G98]-[.B98]" office:value-type="float" office:value="8.75264120101929" calcext:value-type="float">
            <text:p>8.75264120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77626.64714" calcext:value-type="float">
            <text:p>1442777626.64714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14.0961151123047" calcext:value-type="float">
            <text:p>14.0961151123</text:p>
          </table:table-cell>
          <table:table-cell table:formula="of:=[.C99]/([.D99]-[.D98])" office:value-type="float" office:value="1086823.98417618" calcext:value-type="float">
            <text:p>1086823.98417618</text:p>
          </table:table-cell>
          <table:table-cell/>
          <table:table-cell office:value-type="float" office:value="1442777635.40548" calcext:value-type="float">
            <text:p>1442777635.40548</text:p>
          </table:table-cell>
          <table:table-cell table:formula="of:=[.G99]-[.B99]" office:value-type="float" office:value="8.75834274291992" calcext:value-type="float">
            <text:p>8.758342742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77626.70756" calcext:value-type="float">
            <text:p>1442777626.70756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14.1565370559692" calcext:value-type="float">
            <text:p>14.156537056</text:p>
          </table:table-cell>
          <table:table-cell table:formula="of:=[.C100]/([.D100]-[.D99])" office:value-type="float" office:value="1086227.88376975" calcext:value-type="float">
            <text:p>1086227.88376975</text:p>
          </table:table-cell>
          <table:table-cell/>
          <table:table-cell office:value-type="float" office:value="1442777635.47144" calcext:value-type="float">
            <text:p>1442777635.47144</text:p>
          </table:table-cell>
          <table:table-cell table:formula="of:=[.G100]-[.B100]" office:value-type="float" office:value="8.76388144493103" calcext:value-type="float">
            <text:p>8.763881444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77626.76798" calcext:value-type="float">
            <text:p>1442777626.76798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14.2169494628906" calcext:value-type="float">
            <text:p>14.2169494629</text:p>
          </table:table-cell>
          <table:table-cell table:formula="of:=[.C101]/([.D101]-[.D100])" office:value-type="float" office:value="1086399.35643361" calcext:value-type="float">
            <text:p>1086399.35643361</text:p>
          </table:table-cell>
          <table:table-cell/>
          <table:table-cell office:value-type="float" office:value="1442777635.52656" calcext:value-type="float">
            <text:p>1442777635.52656</text:p>
          </table:table-cell>
          <table:table-cell table:formula="of:=[.G101]-[.B101]" office:value-type="float" office:value="8.75858187675476" calcext:value-type="float">
            <text:p>8.758581876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77626.82842" calcext:value-type="float">
            <text:p>1442777626.82842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14.2773911952972" calcext:value-type="float">
            <text:p>14.2773911953</text:p>
          </table:table-cell>
          <table:table-cell table:formula="of:=[.C102]/([.D102]-[.D101])" office:value-type="float" office:value="1085872.25062423" calcext:value-type="float">
            <text:p>1085872.25062423</text:p>
          </table:table-cell>
          <table:table-cell/>
          <table:table-cell office:value-type="float" office:value="1442777635.59245" calcext:value-type="float">
            <text:p>1442777635.59245</text:p>
          </table:table-cell>
          <table:table-cell table:formula="of:=[.G102]-[.B102]" office:value-type="float" office:value="8.76403665542603" calcext:value-type="float">
            <text:p>8.764036655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77626.88883" calcext:value-type="float">
            <text:p>1442777626.88883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14.3378024101257" calcext:value-type="float">
            <text:p>14.3378024101</text:p>
          </table:table-cell>
          <table:table-cell table:formula="of:=[.C103]/([.D103]-[.D102])" office:value-type="float" office:value="1086420.79432322" calcext:value-type="float">
            <text:p>1086420.79432322</text:p>
          </table:table-cell>
          <table:table-cell/>
          <table:table-cell office:value-type="float" office:value="1442777635.65849" calcext:value-type="float">
            <text:p>1442777635.65849</text:p>
          </table:table-cell>
          <table:table-cell table:formula="of:=[.G103]-[.B103]" office:value-type="float" office:value="8.76966190338135" calcext:value-type="float">
            <text:p>8.769661903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77626.94928" calcext:value-type="float">
            <text:p>1442777626.94928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14.3982496261597" calcext:value-type="float">
            <text:p>14.3982496262</text:p>
          </table:table-cell>
          <table:table-cell table:formula="of:=[.C104]/([.D104]-[.D103])" office:value-type="float" office:value="1085773.74288261" calcext:value-type="float">
            <text:p>1085773.74288261</text:p>
          </table:table-cell>
          <table:table-cell/>
          <table:table-cell office:value-type="float" office:value="1442777635.71194" calcext:value-type="float">
            <text:p>1442777635.71194</text:p>
          </table:table-cell>
          <table:table-cell table:formula="of:=[.G104]-[.B104]" office:value-type="float" office:value="8.76266622543335" calcext:value-type="float">
            <text:p>8.762666225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77640.01282" calcext:value-type="float">
            <text:p>1442777640.01282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27.4617953300476" calcext:value-type="float">
            <text:p>27.46179533</text:p>
          </table:table-cell>
          <table:table-cell table:formula="of:=[.C105]/([.D105]-[.D104])" office:value-type="float" office:value="5024.05713484562" calcext:value-type="float">
            <text:p>5024.0571348456</text:p>
          </table:table-cell>
          <table:table-cell/>
          <table:table-cell office:value-type="float" office:value="1442777640.36663" calcext:value-type="float">
            <text:p>1442777640.36663</text:p>
          </table:table-cell>
          <table:table-cell table:formula="of:=[.G105]-[.B105]" office:value-type="float" office:value="0.35380482673645" calcext:value-type="float">
            <text:p>0.353804826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77640.09558" calcext:value-type="float">
            <text:p>1442777640.09558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27.5445537567139" calcext:value-type="float">
            <text:p>27.5445537567</text:p>
          </table:table-cell>
          <table:table-cell table:formula="of:=[.C106]/([.D106]-[.D105])" office:value-type="float" office:value="793055.192611073" calcext:value-type="float">
            <text:p>793055.192611073</text:p>
          </table:table-cell>
          <table:table-cell/>
          <table:table-cell office:value-type="float" office:value="1442777640.53206" calcext:value-type="float">
            <text:p>1442777640.53206</text:p>
          </table:table-cell>
          <table:table-cell table:formula="of:=[.G106]-[.B106]" office:value-type="float" office:value="0.436477661132813" calcext:value-type="float">
            <text:p>0.436477661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77640.17828" calcext:value-type="float">
            <text:p>1442777640.17828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27.6272549629211" calcext:value-type="float">
            <text:p>27.6272549629</text:p>
          </table:table-cell>
          <table:table-cell table:formula="of:=[.C107]/([.D107]-[.D106])" office:value-type="float" office:value="793603.90265053" calcext:value-type="float">
            <text:p>793603.90265053</text:p>
          </table:table-cell>
          <table:table-cell/>
          <table:table-cell office:value-type="float" office:value="1442777641.95811" calcext:value-type="float">
            <text:p>1442777641.95811</text:p>
          </table:table-cell>
          <table:table-cell table:formula="of:=[.G107]-[.B107]" office:value-type="float" office:value="1.77982473373413" calcext:value-type="float">
            <text:p>1.779824733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77640.26069" calcext:value-type="float">
            <text:p>1442777640.26069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27.7096617221832" calcext:value-type="float">
            <text:p>27.7096617222</text:p>
          </table:table-cell>
          <table:table-cell table:formula="of:=[.C108]/([.D108]-[.D107])" office:value-type="float" office:value="796439.522530733" calcext:value-type="float">
            <text:p>796439.522530733</text:p>
          </table:table-cell>
          <table:table-cell/>
          <table:table-cell office:value-type="float" office:value="1442777642.13689" calcext:value-type="float">
            <text:p>1442777642.13689</text:p>
          </table:table-cell>
          <table:table-cell table:formula="of:=[.G108]-[.B108]" office:value-type="float" office:value="1.87620306015015" calcext:value-type="float">
            <text:p>1.876203060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77640.34308" calcext:value-type="float">
            <text:p>1442777640.34308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27.7920532226562" calcext:value-type="float">
            <text:p>27.7920532227</text:p>
          </table:table-cell>
          <table:table-cell table:formula="of:=[.C109]/([.D109]-[.D108])" office:value-type="float" office:value="796587.022001013" calcext:value-type="float">
            <text:p>796587.022001013</text:p>
          </table:table-cell>
          <table:table-cell/>
          <table:table-cell office:value-type="float" office:value="1442777642.33774" calcext:value-type="float">
            <text:p>1442777642.33774</text:p>
          </table:table-cell>
          <table:table-cell table:formula="of:=[.G109]-[.B109]" office:value-type="float" office:value="1.99465823173523" calcext:value-type="float">
            <text:p>1.994658231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77640.42553" calcext:value-type="float">
            <text:p>1442777640.42553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27.8745076656342" calcext:value-type="float">
            <text:p>27.8745076656</text:p>
          </table:table-cell>
          <table:table-cell table:formula="of:=[.C110]/([.D110]-[.D109])" office:value-type="float" office:value="795978.938546549" calcext:value-type="float">
            <text:p>795978.938546549</text:p>
          </table:table-cell>
          <table:table-cell/>
          <table:table-cell office:value-type="float" office:value="1442777647.10692" calcext:value-type="float">
            <text:p>1442777647.10692</text:p>
          </table:table-cell>
          <table:table-cell table:formula="of:=[.G110]-[.B110]" office:value-type="float" office:value="6.68138599395752" calcext:value-type="float">
            <text:p>6.68138599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77640.50798" calcext:value-type="float">
            <text:p>1442777640.50798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27.9569540023804" calcext:value-type="float">
            <text:p>27.9569540024</text:p>
          </table:table-cell>
          <table:table-cell table:formula="of:=[.C111]/([.D111]-[.D110])" office:value-type="float" office:value="796057.200237128" calcext:value-type="float">
            <text:p>796057.200237128</text:p>
          </table:table-cell>
          <table:table-cell/>
          <table:table-cell office:value-type="float" office:value="1442777650.02747" calcext:value-type="float">
            <text:p>1442777650.02747</text:p>
          </table:table-cell>
          <table:table-cell table:formula="of:=[.G111]-[.B111]" office:value-type="float" office:value="9.51948928833008" calcext:value-type="float">
            <text:p>9.519489288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77640.59037" calcext:value-type="float">
            <text:p>1442777640.59037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28.0393450260162" calcext:value-type="float">
            <text:p>28.039345026</text:p>
          </table:table-cell>
          <table:table-cell table:formula="of:=[.C112]/([.D112]-[.D111])" office:value-type="float" office:value="796591.632239787" calcext:value-type="float">
            <text:p>796591.632239787</text:p>
          </table:table-cell>
          <table:table-cell/>
          <table:table-cell office:value-type="float" office:value="1442777650.05495" calcext:value-type="float">
            <text:p>1442777650.05495</text:p>
          </table:table-cell>
          <table:table-cell table:formula="of:=[.G112]-[.B112]" office:value-type="float" office:value="9.46458077430725" calcext:value-type="float">
            <text:p>9.464580774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77640.67279" calcext:value-type="float">
            <text:p>1442777640.67279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28.1217682361603" calcext:value-type="float">
            <text:p>28.1217682362</text:p>
          </table:table-cell>
          <table:table-cell table:formula="of:=[.C113]/([.D113]-[.D112])" office:value-type="float" office:value="796280.560843255" calcext:value-type="float">
            <text:p>796280.560843255</text:p>
          </table:table-cell>
          <table:table-cell/>
          <table:table-cell office:value-type="float" office:value="1442777650.08243" calcext:value-type="float">
            <text:p>1442777650.08243</text:p>
          </table:table-cell>
          <table:table-cell table:formula="of:=[.G113]-[.B113]" office:value-type="float" office:value="9.40963530540466" calcext:value-type="float">
            <text:p>9.409635305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77640.75515" calcext:value-type="float">
            <text:p>1442777640.75515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28.2041265964508" calcext:value-type="float">
            <text:p>28.2041265965</text:p>
          </table:table-cell>
          <table:table-cell table:formula="of:=[.C114]/([.D114]-[.D113])" office:value-type="float" office:value="796907.560671152" calcext:value-type="float">
            <text:p>796907.560671152</text:p>
          </table:table-cell>
          <table:table-cell/>
          <table:table-cell office:value-type="float" office:value="1442777650.1099" calcext:value-type="float">
            <text:p>1442777650.1099</text:p>
          </table:table-cell>
          <table:table-cell table:formula="of:=[.G114]-[.B114]" office:value-type="float" office:value="9.35474634170532" calcext:value-type="float">
            <text:p>9.354746341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77640.83748" calcext:value-type="float">
            <text:p>1442777640.83748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28.286452293396" calcext:value-type="float">
            <text:p>28.2864522934</text:p>
          </table:table-cell>
          <table:table-cell table:formula="of:=[.C115]/([.D115]-[.D114])" office:value-type="float" office:value="797223.739796524" calcext:value-type="float">
            <text:p>797223.739796524</text:p>
          </table:table-cell>
          <table:table-cell/>
          <table:table-cell office:value-type="float" office:value="1442777650.13737" calcext:value-type="float">
            <text:p>1442777650.13737</text:p>
          </table:table-cell>
          <table:table-cell table:formula="of:=[.G115]-[.B115]" office:value-type="float" office:value="9.29989314079285" calcext:value-type="float">
            <text:p>9.299893140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77640.9199" calcext:value-type="float">
            <text:p>1442777640.9199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28.3688690662384" calcext:value-type="float">
            <text:p>28.3688690662</text:p>
          </table:table-cell>
          <table:table-cell table:formula="of:=[.C116]/([.D116]-[.D115])" office:value-type="float" office:value="796342.755685155" calcext:value-type="float">
            <text:p>796342.755685155</text:p>
          </table:table-cell>
          <table:table-cell/>
          <table:table-cell office:value-type="float" office:value="1442777650.16482" calcext:value-type="float">
            <text:p>1442777650.16482</text:p>
          </table:table-cell>
          <table:table-cell table:formula="of:=[.G116]-[.B116]" office:value-type="float" office:value="9.24492502212524" calcext:value-type="float">
            <text:p>9.244925022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77641.00253" calcext:value-type="float">
            <text:p>1442777641.00253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28.4515023231506" calcext:value-type="float">
            <text:p>28.4515023232</text:p>
          </table:table-cell>
          <table:table-cell table:formula="of:=[.C117]/([.D117]-[.D116])" office:value-type="float" office:value="794256.48283125" calcext:value-type="float">
            <text:p>794256.48283125</text:p>
          </table:table-cell>
          <table:table-cell/>
          <table:table-cell office:value-type="float" office:value="1442777650.19233" calcext:value-type="float">
            <text:p>1442777650.19233</text:p>
          </table:table-cell>
          <table:table-cell table:formula="of:=[.G117]-[.B117]" office:value-type="float" office:value="9.18979907035828" calcext:value-type="float">
            <text:p>9.189799070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77641.08108" calcext:value-type="float">
            <text:p>1442777641.08108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28.5300500392914" calcext:value-type="float">
            <text:p>28.5300500393</text:p>
          </table:table-cell>
          <table:table-cell table:formula="of:=[.C118]/([.D118]-[.D117])" office:value-type="float" office:value="835568.533684623" calcext:value-type="float">
            <text:p>835568.533684623</text:p>
          </table:table-cell>
          <table:table-cell/>
          <table:table-cell office:value-type="float" office:value="1442777650.2198" calcext:value-type="float">
            <text:p>1442777650.2198</text:p>
          </table:table-cell>
          <table:table-cell table:formula="of:=[.G118]-[.B118]" office:value-type="float" office:value="9.13872361183167" calcext:value-type="float">
            <text:p>9.138723611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77641.15966" calcext:value-type="float">
            <text:p>1442777641.15966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28.6086344718933" calcext:value-type="float">
            <text:p>28.6086344719</text:p>
          </table:table-cell>
          <table:table-cell table:formula="of:=[.C119]/([.D119]-[.D118])" office:value-type="float" office:value="835178.136775008" calcext:value-type="float">
            <text:p>835178.136775008</text:p>
          </table:table-cell>
          <table:table-cell/>
          <table:table-cell office:value-type="float" office:value="1442777650.24728" calcext:value-type="float">
            <text:p>1442777650.24728</text:p>
          </table:table-cell>
          <table:table-cell table:formula="of:=[.G119]-[.B119]" office:value-type="float" office:value="9.08761882781982" calcext:value-type="float">
            <text:p>9.087618827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77641.23817" calcext:value-type="float">
            <text:p>1442777641.23817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28.6871426105499" calcext:value-type="float">
            <text:p>28.6871426106</text:p>
          </table:table-cell>
          <table:table-cell table:formula="of:=[.C120]/([.D120]-[.D119])" office:value-type="float" office:value="835989.760081631" calcext:value-type="float">
            <text:p>835989.760081631</text:p>
          </table:table-cell>
          <table:table-cell/>
          <table:table-cell office:value-type="float" office:value="1442777650.27477" calcext:value-type="float">
            <text:p>1442777650.27477</text:p>
          </table:table-cell>
          <table:table-cell table:formula="of:=[.G120]-[.B120]" office:value-type="float" office:value="9.03660583496094" calcext:value-type="float">
            <text:p>9.03660583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77641.31668" calcext:value-type="float">
            <text:p>1442777641.31668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28.7656509876251" calcext:value-type="float">
            <text:p>28.7656509876</text:p>
          </table:table-cell>
          <table:table-cell table:formula="of:=[.C121]/([.D121]-[.D120])" office:value-type="float" office:value="835987.221301718" calcext:value-type="float">
            <text:p>835987.221301718</text:p>
          </table:table-cell>
          <table:table-cell/>
          <table:table-cell office:value-type="float" office:value="1442777650.30226" calcext:value-type="float">
            <text:p>1442777650.30226</text:p>
          </table:table-cell>
          <table:table-cell table:formula="of:=[.G121]-[.B121]" office:value-type="float" office:value="8.98557901382446" calcext:value-type="float">
            <text:p>8.985579013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77641.39527" calcext:value-type="float">
            <text:p>1442777641.39527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28.8442413806915" calcext:value-type="float">
            <text:p>28.8442413807</text:p>
          </table:table-cell>
          <table:table-cell table:formula="of:=[.C122]/([.D122]-[.D121])" office:value-type="float" office:value="835114.79506844" calcext:value-type="float">
            <text:p>835114.79506844</text:p>
          </table:table-cell>
          <table:table-cell/>
          <table:table-cell office:value-type="float" office:value="1442777650.32974" calcext:value-type="float">
            <text:p>1442777650.32974</text:p>
          </table:table-cell>
          <table:table-cell table:formula="of:=[.G122]-[.B122]" office:value-type="float" office:value="8.9344744682312" calcext:value-type="float">
            <text:p>8.934474468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77641.47385" calcext:value-type="float">
            <text:p>1442777641.47385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28.9228274822235" calcext:value-type="float">
            <text:p>28.9228274822</text:p>
          </table:table-cell>
          <table:table-cell table:formula="of:=[.C123]/([.D123]-[.D122])" office:value-type="float" office:value="835160.400128635" calcext:value-type="float">
            <text:p>835160.400128635</text:p>
          </table:table-cell>
          <table:table-cell/>
          <table:table-cell office:value-type="float" office:value="1442777650.35723" calcext:value-type="float">
            <text:p>1442777650.35723</text:p>
          </table:table-cell>
          <table:table-cell table:formula="of:=[.G123]-[.B123]" office:value-type="float" office:value="8.88337826728821" calcext:value-type="float">
            <text:p>8.883378267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77641.55258" calcext:value-type="float">
            <text:p>1442777641.55258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29.0015490055084" calcext:value-type="float">
            <text:p>29.0015490055</text:p>
          </table:table-cell>
          <table:table-cell table:formula="of:=[.C124]/([.D124]-[.D123])" office:value-type="float" office:value="833723.704284304" calcext:value-type="float">
            <text:p>833723.704284304</text:p>
          </table:table-cell>
          <table:table-cell/>
          <table:table-cell office:value-type="float" office:value="1442777650.38471" calcext:value-type="float">
            <text:p>1442777650.38471</text:p>
          </table:table-cell>
          <table:table-cell table:formula="of:=[.G124]-[.B124]" office:value-type="float" office:value="8.83213806152344" calcext:value-type="float">
            <text:p>8.832138061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77641.63111" calcext:value-type="float">
            <text:p>1442777641.63111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29.0800824165344" calcext:value-type="float">
            <text:p>29.0800824165</text:p>
          </table:table-cell>
          <table:table-cell table:formula="of:=[.C125]/([.D125]-[.D124])" office:value-type="float" office:value="835720.735194737" calcext:value-type="float">
            <text:p>835720.735194737</text:p>
          </table:table-cell>
          <table:table-cell/>
          <table:table-cell office:value-type="float" office:value="1442777650.41223" calcext:value-type="float">
            <text:p>1442777650.41223</text:p>
          </table:table-cell>
          <table:table-cell table:formula="of:=[.G125]-[.B125]" office:value-type="float" office:value="8.78112411499023" calcext:value-type="float">
            <text:p>8.78112411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77641.70964" calcext:value-type="float">
            <text:p>1442777641.70964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29.1586182117462" calcext:value-type="float">
            <text:p>29.1586182117</text:p>
          </table:table-cell>
          <table:table-cell table:formula="of:=[.C126]/([.D126]-[.D125])" office:value-type="float" office:value="835695.364425946" calcext:value-type="float">
            <text:p>835695.364425946</text:p>
          </table:table-cell>
          <table:table-cell/>
          <table:table-cell office:value-type="float" office:value="1442777650.43972" calcext:value-type="float">
            <text:p>1442777650.43972</text:p>
          </table:table-cell>
          <table:table-cell table:formula="of:=[.G126]-[.B126]" office:value-type="float" office:value="8.73008036613464" calcext:value-type="float">
            <text:p>8.730080366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77641.78816" calcext:value-type="float">
            <text:p>1442777641.78816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29.2371361255646" calcext:value-type="float">
            <text:p>29.2371361256</text:p>
          </table:table-cell>
          <table:table-cell table:formula="of:=[.C127]/([.D127]-[.D126])" office:value-type="float" office:value="835885.682747899" calcext:value-type="float">
            <text:p>835885.682747899</text:p>
          </table:table-cell>
          <table:table-cell/>
          <table:table-cell office:value-type="float" office:value="1442777650.46723" calcext:value-type="float">
            <text:p>1442777650.46723</text:p>
          </table:table-cell>
          <table:table-cell table:formula="of:=[.G127]-[.B127]" office:value-type="float" office:value="8.6790714263916" calcext:value-type="float">
            <text:p>8.679071426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77641.8667" calcext:value-type="float">
            <text:p>1442777641.8667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29.3156719207764" calcext:value-type="float">
            <text:p>29.3156719208</text:p>
          </table:table-cell>
          <table:table-cell table:formula="of:=[.C128]/([.D128]-[.D127])" office:value-type="float" office:value="835695.364425946" calcext:value-type="float">
            <text:p>835695.364425946</text:p>
          </table:table-cell>
          <table:table-cell/>
          <table:table-cell office:value-type="float" office:value="1442777650.49474" calcext:value-type="float">
            <text:p>1442777650.49474</text:p>
          </table:table-cell>
          <table:table-cell table:formula="of:=[.G128]-[.B128]" office:value-type="float" office:value="8.62803936004639" calcext:value-type="float">
            <text:p>8.6280393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77641.94517" calcext:value-type="float">
            <text:p>1442777641.94517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29.3941416740417" calcext:value-type="float">
            <text:p>29.394141674</text:p>
          </table:table-cell>
          <table:table-cell table:formula="of:=[.C129]/([.D129]-[.D128])" office:value-type="float" office:value="836398.704836446" calcext:value-type="float">
            <text:p>836398.704836446</text:p>
          </table:table-cell>
          <table:table-cell/>
          <table:table-cell office:value-type="float" office:value="1442777650.5223" calcext:value-type="float">
            <text:p>1442777650.5223</text:p>
          </table:table-cell>
          <table:table-cell table:formula="of:=[.G129]-[.B129]" office:value-type="float" office:value="8.57713031768799" calcext:value-type="float">
            <text:p>8.577130317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77642.01972" calcext:value-type="float">
            <text:p>1442777642.01972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29.4686970710754" calcext:value-type="float">
            <text:p>29.4686970711</text:p>
          </table:table-cell>
          <table:table-cell table:formula="of:=[.C130]/([.D130]-[.D129])" office:value-type="float" office:value="880311.856837689" calcext:value-type="float">
            <text:p>880311.856837689</text:p>
          </table:table-cell>
          <table:table-cell/>
          <table:table-cell office:value-type="float" office:value="1442777650.54979" calcext:value-type="float">
            <text:p>1442777650.54979</text:p>
          </table:table-cell>
          <table:table-cell table:formula="of:=[.G130]-[.B130]" office:value-type="float" office:value="8.53006386756897" calcext:value-type="float">
            <text:p>8.530063867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77642.08439" calcext:value-type="float">
            <text:p>1442777642.08439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29.5333633422852" calcext:value-type="float">
            <text:p>29.5333633423</text:p>
          </table:table-cell>
          <table:table-cell table:formula="of:=[.C131]/([.D131]-[.D130])" office:value-type="float" office:value="1014934.04169155" calcext:value-type="float">
            <text:p>1014934.04169155</text:p>
          </table:table-cell>
          <table:table-cell/>
          <table:table-cell office:value-type="float" office:value="1442777650.57729" calcext:value-type="float">
            <text:p>1442777650.57729</text:p>
          </table:table-cell>
          <table:table-cell table:formula="of:=[.G131]-[.B131]" office:value-type="float" office:value="8.49289560317993" calcext:value-type="float">
            <text:p>8.492895603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77642.14873" calcext:value-type="float">
            <text:p>1442777642.14873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29.5977039337158" calcext:value-type="float">
            <text:p>29.5977039337</text:p>
          </table:table-cell>
          <table:table-cell table:formula="of:=[.C132]/([.D132]-[.D131])" office:value-type="float" office:value="1020071.44386802" calcext:value-type="float">
            <text:p>1020071.44386802</text:p>
          </table:table-cell>
          <table:table-cell/>
          <table:table-cell office:value-type="float" office:value="1442777650.60479" calcext:value-type="float">
            <text:p>1442777650.60479</text:p>
          </table:table-cell>
          <table:table-cell table:formula="of:=[.G132]-[.B132]" office:value-type="float" office:value="8.45605516433716" calcext:value-type="float">
            <text:p>8.456055164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77642.21312" calcext:value-type="float">
            <text:p>1442777642.21312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29.6620969772339" calcext:value-type="float">
            <text:p>29.6620969772</text:p>
          </table:table-cell>
          <table:table-cell table:formula="of:=[.C133]/([.D133]-[.D132])" office:value-type="float" office:value="1019240.53304898" calcext:value-type="float">
            <text:p>1019240.53304898</text:p>
          </table:table-cell>
          <table:table-cell/>
          <table:table-cell office:value-type="float" office:value="1442777650.6323" calcext:value-type="float">
            <text:p>1442777650.6323</text:p>
          </table:table-cell>
          <table:table-cell table:formula="of:=[.G133]-[.B133]" office:value-type="float" office:value="8.41917181015015" calcext:value-type="float">
            <text:p>8.419171810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77642.27749" calcext:value-type="float">
            <text:p>1442777642.27749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29.7264668941498" calcext:value-type="float">
            <text:p>29.7264668941</text:p>
          </table:table-cell>
          <table:table-cell table:formula="of:=[.C134]/([.D134]-[.D133])" office:value-type="float" office:value="1019606.72227922" calcext:value-type="float">
            <text:p>1019606.72227922</text:p>
          </table:table-cell>
          <table:table-cell/>
          <table:table-cell office:value-type="float" office:value="1442777650.65981" calcext:value-type="float">
            <text:p>1442777650.65981</text:p>
          </table:table-cell>
          <table:table-cell table:formula="of:=[.G134]-[.B134]" office:value-type="float" office:value="8.38231706619263" calcext:value-type="float">
            <text:p>8.382317066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77642.34186" calcext:value-type="float">
            <text:p>1442777642.34186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29.7908358573914" calcext:value-type="float">
            <text:p>29.7908358574</text:p>
          </table:table-cell>
          <table:table-cell table:formula="of:=[.C135]/([.D135]-[.D134])" office:value-type="float" office:value="1019621.82851513" calcext:value-type="float">
            <text:p>1019621.82851513</text:p>
          </table:table-cell>
          <table:table-cell/>
          <table:table-cell office:value-type="float" office:value="1442777650.68733" calcext:value-type="float">
            <text:p>1442777650.68733</text:p>
          </table:table-cell>
          <table:table-cell table:formula="of:=[.G135]-[.B135]" office:value-type="float" office:value="8.34546375274658" calcext:value-type="float">
            <text:p>8.3454637527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77642.40632" calcext:value-type="float">
            <text:p>1442777642.40632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29.8552956581116" calcext:value-type="float">
            <text:p>29.8552956581</text:p>
          </table:table-cell>
          <table:table-cell table:formula="of:=[.C136]/([.D136]-[.D135])" office:value-type="float" office:value="1018184.96592742" calcext:value-type="float">
            <text:p>1018184.96592742</text:p>
          </table:table-cell>
          <table:table-cell/>
          <table:table-cell office:value-type="float" office:value="1442777650.71635" calcext:value-type="float">
            <text:p>1442777650.71635</text:p>
          </table:table-cell>
          <table:table-cell table:formula="of:=[.G136]-[.B136]" office:value-type="float" office:value="8.31002688407898" calcext:value-type="float">
            <text:p>8.310026884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77642.47065" calcext:value-type="float">
            <text:p>1442777642.47065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29.9196214675903" calcext:value-type="float">
            <text:p>29.9196214676</text:p>
          </table:table-cell>
          <table:table-cell table:formula="of:=[.C137]/([.D137]-[.D136])" office:value-type="float" office:value="1020305.85439693" calcext:value-type="float">
            <text:p>1020305.85439693</text:p>
          </table:table-cell>
          <table:table-cell/>
          <table:table-cell office:value-type="float" office:value="1442777650.7544" calcext:value-type="float">
            <text:p>1442777650.7544</text:p>
          </table:table-cell>
          <table:table-cell table:formula="of:=[.G137]-[.B137]" office:value-type="float" office:value="8.28375673294067" calcext:value-type="float">
            <text:p>8.283756732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77642.53501" calcext:value-type="float">
            <text:p>1442777642.53501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29.9839804172516" calcext:value-type="float">
            <text:p>29.9839804173</text:p>
          </table:table-cell>
          <table:table-cell table:formula="of:=[.C138]/([.D138]-[.D137])" office:value-type="float" office:value="1019780.47102145" calcext:value-type="float">
            <text:p>1019780.47102145</text:p>
          </table:table-cell>
          <table:table-cell/>
          <table:table-cell office:value-type="float" office:value="1442777650.9173" calcext:value-type="float">
            <text:p>1442777650.9173</text:p>
          </table:table-cell>
          <table:table-cell table:formula="of:=[.G138]-[.B138]" office:value-type="float" office:value="8.38229155540466" calcext:value-type="float">
            <text:p>8.382291555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77642.59959" calcext:value-type="float">
            <text:p>1442777642.59959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30.0485672950745" calcext:value-type="float">
            <text:p>30.0485672951</text:p>
          </table:table-cell>
          <table:table-cell table:formula="of:=[.C139]/([.D139]-[.D138])" office:value-type="float" office:value="1016181.64884809" calcext:value-type="float">
            <text:p>1016181.64884809</text:p>
          </table:table-cell>
          <table:table-cell/>
          <table:table-cell office:value-type="float" office:value="1442777650.95521" calcext:value-type="float">
            <text:p>1442777650.95521</text:p>
          </table:table-cell>
          <table:table-cell table:formula="of:=[.G139]-[.B139]" office:value-type="float" office:value="8.35561990737915" calcext:value-type="float">
            <text:p>8.355619907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77642.66394" calcext:value-type="float">
            <text:p>1442777642.66394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30.1129145622253" calcext:value-type="float">
            <text:p>30.1129145622</text:p>
          </table:table-cell>
          <table:table-cell table:formula="of:=[.C140]/([.D140]-[.D139])" office:value-type="float" office:value="1019965.61635024" calcext:value-type="float">
            <text:p>1019965.61635024</text:p>
          </table:table-cell>
          <table:table-cell/>
          <table:table-cell office:value-type="float" office:value="1442777651.11845" calcext:value-type="float">
            <text:p>1442777651.11845</text:p>
          </table:table-cell>
          <table:table-cell table:formula="of:=[.G140]-[.B140]" office:value-type="float" office:value="8.45451045036316" calcext:value-type="float">
            <text:p>8.454510450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77642.72828" calcext:value-type="float">
            <text:p>1442777642.72828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30.1772513389587" calcext:value-type="float">
            <text:p>30.177251339</text:p>
          </table:table-cell>
          <table:table-cell table:formula="of:=[.C141]/([.D141]-[.D140])" office:value-type="float" office:value="1020131.92659571" calcext:value-type="float">
            <text:p>1020131.92659571</text:p>
          </table:table-cell>
          <table:table-cell/>
          <table:table-cell office:value-type="float" office:value="1442777651.15639" calcext:value-type="float">
            <text:p>1442777651.15639</text:p>
          </table:table-cell>
          <table:table-cell table:formula="of:=[.G141]-[.B141]" office:value-type="float" office:value="8.42811632156372" calcext:value-type="float">
            <text:p>8.428116321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77642.79268" calcext:value-type="float">
            <text:p>1442777642.79268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30.2416496276855" calcext:value-type="float">
            <text:p>30.2416496277</text:p>
          </table:table-cell>
          <table:table-cell table:formula="of:=[.C142]/([.D142]-[.D141])" office:value-type="float" office:value="1019157.51641208" calcext:value-type="float">
            <text:p>1019157.51641208</text:p>
          </table:table-cell>
          <table:table-cell/>
          <table:table-cell office:value-type="float" office:value="1442777651.21895" calcext:value-type="float">
            <text:p>1442777651.21895</text:p>
          </table:table-cell>
          <table:table-cell table:formula="of:=[.G142]-[.B142]" office:value-type="float" office:value="8.42627644538879" calcext:value-type="float">
            <text:p>8.426276445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77642.85703" calcext:value-type="float">
            <text:p>1442777642.85703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30.3060035705566" calcext:value-type="float">
            <text:p>30.3060035706</text:p>
          </table:table-cell>
          <table:table-cell table:formula="of:=[.C143]/([.D143]-[.D142])" office:value-type="float" office:value="1019859.81078838" calcext:value-type="float">
            <text:p>1019859.81078838</text:p>
          </table:table-cell>
          <table:table-cell/>
          <table:table-cell office:value-type="float" office:value="1442777651.32889" calcext:value-type="float">
            <text:p>1442777651.32889</text:p>
          </table:table-cell>
          <table:table-cell table:formula="of:=[.G143]-[.B143]" office:value-type="float" office:value="8.47186374664307" calcext:value-type="float">
            <text:p>8.471863746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77642.92137" calcext:value-type="float">
            <text:p>1442777642.92137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30.3703439235687" calcext:value-type="float">
            <text:p>30.3703439236</text:p>
          </table:table-cell>
          <table:table-cell table:formula="of:=[.C144]/([.D144]-[.D143])" office:value-type="float" office:value="1020075.22382839" calcext:value-type="float">
            <text:p>1020075.22382839</text:p>
          </table:table-cell>
          <table:table-cell/>
          <table:table-cell office:value-type="float" office:value="1442777651.4199" calcext:value-type="float">
            <text:p>1442777651.4199</text:p>
          </table:table-cell>
          <table:table-cell table:formula="of:=[.G144]-[.B144]" office:value-type="float" office:value="8.49853014945984" calcext:value-type="float">
            <text:p>8.498530149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77642.98575" calcext:value-type="float">
            <text:p>1442777642.98575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30.434720993042" calcext:value-type="float">
            <text:p>30.434720993</text:p>
          </table:table-cell>
          <table:table-cell table:formula="of:=[.C145]/([.D145]-[.D144])" office:value-type="float" office:value="1019493.43977601" calcext:value-type="float">
            <text:p>1019493.43977601</text:p>
          </table:table-cell>
          <table:table-cell/>
          <table:table-cell office:value-type="float" office:value="1442777651.52121" calcext:value-type="float">
            <text:p>1442777651.52121</text:p>
          </table:table-cell>
          <table:table-cell table:formula="of:=[.G145]-[.B145]" office:value-type="float" office:value="8.53546190261841" calcext:value-type="float">
            <text:p>8.535461902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77643.05226" calcext:value-type="float">
            <text:p>1442777643.05226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30.5012385845184" calcext:value-type="float">
            <text:p>30.5012385845</text:p>
          </table:table-cell>
          <table:table-cell table:formula="of:=[.C146]/([.D146]-[.D145])" office:value-type="float" office:value="986686.356845105" calcext:value-type="float">
            <text:p>986686.356845105</text:p>
          </table:table-cell>
          <table:table-cell/>
          <table:table-cell office:value-type="float" office:value="1442777651.6208" calcext:value-type="float">
            <text:p>1442777651.6208</text:p>
          </table:table-cell>
          <table:table-cell table:formula="of:=[.G146]-[.B146]" office:value-type="float" office:value="8.56853699684143" calcext:value-type="float">
            <text:p>8.568536996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77643.1188" calcext:value-type="float">
            <text:p>1442777643.1188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30.5677759647369" calcext:value-type="float">
            <text:p>30.5677759647</text:p>
          </table:table-cell>
          <table:table-cell table:formula="of:=[.C147]/([.D147]-[.D146])" office:value-type="float" office:value="986392.908534532" calcext:value-type="float">
            <text:p>986392.908534532</text:p>
          </table:table-cell>
          <table:table-cell/>
          <table:table-cell office:value-type="float" office:value="1442777651.72223" calcext:value-type="float">
            <text:p>1442777651.72223</text:p>
          </table:table-cell>
          <table:table-cell table:formula="of:=[.G147]-[.B147]" office:value-type="float" office:value="8.6034300327301" calcext:value-type="float">
            <text:p>8.603430032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77643.18531" calcext:value-type="float">
            <text:p>1442777643.18531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30.6342794895172" calcext:value-type="float">
            <text:p>30.6342794895</text:p>
          </table:table-cell>
          <table:table-cell table:formula="of:=[.C148]/([.D148]-[.D147])" office:value-type="float" office:value="986895.058823529" calcext:value-type="float">
            <text:p>986895.058823529</text:p>
          </table:table-cell>
          <table:table-cell/>
          <table:table-cell office:value-type="float" office:value="1442777651.7861" calcext:value-type="float">
            <text:p>1442777651.7861</text:p>
          </table:table-cell>
          <table:table-cell table:formula="of:=[.G148]-[.B148]" office:value-type="float" office:value="8.60079431533814" calcext:value-type="float">
            <text:p>8.6007943153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77643.25176" calcext:value-type="float">
            <text:p>1442777643.25176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30.7007336616516" calcext:value-type="float">
            <text:p>30.7007336617</text:p>
          </table:table-cell>
          <table:table-cell table:formula="of:=[.C149]/([.D149]-[.D148])" office:value-type="float" office:value="987627.983195147" calcext:value-type="float">
            <text:p>987627.983195147</text:p>
          </table:table-cell>
          <table:table-cell/>
          <table:table-cell office:value-type="float" office:value="1442777651.92314" calcext:value-type="float">
            <text:p>1442777651.92314</text:p>
          </table:table-cell>
          <table:table-cell table:formula="of:=[.G149]-[.B149]" office:value-type="float" office:value="8.6713809967041" calcext:value-type="float">
            <text:p>8.671380996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77643.31831" calcext:value-type="float">
            <text:p>1442777643.31831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30.7672836780548" calcext:value-type="float">
            <text:p>30.7672836781</text:p>
          </table:table-cell>
          <table:table-cell table:formula="of:=[.C150]/([.D150]-[.D149])" office:value-type="float" office:value="986205.617176165" calcext:value-type="float">
            <text:p>986205.617176165</text:p>
          </table:table-cell>
          <table:table-cell/>
          <table:table-cell office:value-type="float" office:value="1442777651.98737" calcext:value-type="float">
            <text:p>1442777651.98737</text:p>
          </table:table-cell>
          <table:table-cell table:formula="of:=[.G150]-[.B150]" office:value-type="float" office:value="8.66906428337097" calcext:value-type="float">
            <text:p>8.669064283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77643.38479" calcext:value-type="float">
            <text:p>1442777643.38479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30.8337588310242" calcext:value-type="float">
            <text:p>30.833758831</text:p>
          </table:table-cell>
          <table:table-cell table:formula="of:=[.C151]/([.D151]-[.D150])" office:value-type="float" office:value="987316.268835832" calcext:value-type="float">
            <text:p>987316.268835832</text:p>
          </table:table-cell>
          <table:table-cell/>
          <table:table-cell office:value-type="float" office:value="1442777652.12418" calcext:value-type="float">
            <text:p>1442777652.12418</text:p>
          </table:table-cell>
          <table:table-cell table:formula="of:=[.G151]-[.B151]" office:value-type="float" office:value="8.7393913269043" calcext:value-type="float">
            <text:p>8.739391326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77643.45127" calcext:value-type="float">
            <text:p>1442777643.45127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30.9002449512482" calcext:value-type="float">
            <text:p>30.9002449512</text:p>
          </table:table-cell>
          <table:table-cell table:formula="of:=[.C152]/([.D152]-[.D151])" office:value-type="float" office:value="987153.405536052" calcext:value-type="float">
            <text:p>987153.405536052</text:p>
          </table:table-cell>
          <table:table-cell/>
          <table:table-cell office:value-type="float" office:value="1442777652.18862" calcext:value-type="float">
            <text:p>1442777652.18862</text:p>
          </table:table-cell>
          <table:table-cell table:formula="of:=[.G152]-[.B152]" office:value-type="float" office:value="8.73734426498413" calcext:value-type="float">
            <text:p>8.73734426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77643.51775" calcext:value-type="float">
            <text:p>1442777643.51775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30.9667265415192" calcext:value-type="float">
            <text:p>30.9667265415</text:p>
          </table:table-cell>
          <table:table-cell table:formula="of:=[.C153]/([.D153]-[.D152])" office:value-type="float" office:value="987220.668646268" calcext:value-type="float">
            <text:p>987220.668646268</text:p>
          </table:table-cell>
          <table:table-cell/>
          <table:table-cell office:value-type="float" office:value="1442777652.32506" calcext:value-type="float">
            <text:p>1442777652.32506</text:p>
          </table:table-cell>
          <table:table-cell table:formula="of:=[.G153]-[.B153]" office:value-type="float" office:value="8.80730772018433" calcext:value-type="float">
            <text:p>8.807307720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77643.58427" calcext:value-type="float">
            <text:p>1442777643.58427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31.0332417488098" calcext:value-type="float">
            <text:p>31.0332417488</text:p>
          </table:table-cell>
          <table:table-cell table:formula="of:=[.C154]/([.D154]-[.D153])" office:value-type="float" office:value="986721.723848953" calcext:value-type="float">
            <text:p>986721.723848953</text:p>
          </table:table-cell>
          <table:table-cell/>
          <table:table-cell office:value-type="float" office:value="1442777652.36286" calcext:value-type="float">
            <text:p>1442777652.36286</text:p>
          </table:table-cell>
          <table:table-cell table:formula="of:=[.G154]-[.B154]" office:value-type="float" office:value="8.77859330177307" calcext:value-type="float">
            <text:p>8.7785933018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77643.65075" calcext:value-type="float">
            <text:p>1442777643.65075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31.0997269153595" calcext:value-type="float">
            <text:p>31.0997269154</text:p>
          </table:table-cell>
          <table:table-cell table:formula="of:=[.C155]/([.D155]-[.D154])" office:value-type="float" office:value="987167.565429124" calcext:value-type="float">
            <text:p>987167.565429124</text:p>
          </table:table-cell>
          <table:table-cell/>
          <table:table-cell office:value-type="float" office:value="1442777652.42494" calcext:value-type="float">
            <text:p>1442777652.42494</text:p>
          </table:table-cell>
          <table:table-cell table:formula="of:=[.G155]-[.B155]" office:value-type="float" office:value="8.77419018745422" calcext:value-type="float">
            <text:p>8.774190187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77643.71724" calcext:value-type="float">
            <text:p>1442777643.71724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31.1662118434906" calcext:value-type="float">
            <text:p>31.1662118435</text:p>
          </table:table-cell>
          <table:table-cell table:formula="of:=[.C156]/([.D156]-[.D155])" office:value-type="float" office:value="987171.105465864" calcext:value-type="float">
            <text:p>987171.105465864</text:p>
          </table:table-cell>
          <table:table-cell/>
          <table:table-cell office:value-type="float" office:value="1442777652.52597" calcext:value-type="float">
            <text:p>1442777652.52597</text:p>
          </table:table-cell>
          <table:table-cell table:formula="of:=[.G156]-[.B156]" office:value-type="float" office:value="8.80872917175293" calcext:value-type="float">
            <text:p>8.808729171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77643.7837" calcext:value-type="float">
            <text:p>1442777643.7837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31.2326717376709" calcext:value-type="float">
            <text:p>31.2326717377</text:p>
          </table:table-cell>
          <table:table-cell table:formula="of:=[.C157]/([.D157]-[.D156])" office:value-type="float" office:value="987542.950669589" calcext:value-type="float">
            <text:p>987542.950669589</text:p>
          </table:table-cell>
          <table:table-cell/>
          <table:table-cell office:value-type="float" office:value="1442777652.56429" calcext:value-type="float">
            <text:p>1442777652.56429</text:p>
          </table:table-cell>
          <table:table-cell table:formula="of:=[.G157]-[.B157]" office:value-type="float" office:value="8.7805962562561" calcext:value-type="float">
            <text:p>8.780596256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77643.85019" calcext:value-type="float">
            <text:p>1442777643.85019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31.2991616725922" calcext:value-type="float">
            <text:p>31.2991616726</text:p>
          </table:table-cell>
          <table:table-cell table:formula="of:=[.C158]/([.D158]-[.D157])" office:value-type="float" office:value="987096.77002571" calcext:value-type="float">
            <text:p>987096.77002571</text:p>
          </table:table-cell>
          <table:table-cell/>
          <table:table-cell office:value-type="float" office:value="1442777652.66709" calcext:value-type="float">
            <text:p>1442777652.66709</text:p>
          </table:table-cell>
          <table:table-cell table:formula="of:=[.G158]-[.B158]" office:value-type="float" office:value="8.81690669059753" calcext:value-type="float">
            <text:p>8.816906690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77643.91669" calcext:value-type="float">
            <text:p>1442777643.91669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31.365660905838" calcext:value-type="float">
            <text:p>31.3656609058</text:p>
          </table:table-cell>
          <table:table-cell table:formula="of:=[.C159]/([.D159]-[.D158])" office:value-type="float" office:value="986958.748191225" calcext:value-type="float">
            <text:p>986958.748191225</text:p>
          </table:table-cell>
          <table:table-cell/>
          <table:table-cell office:value-type="float" office:value="1442777652.72693" calcext:value-type="float">
            <text:p>1442777652.72693</text:p>
          </table:table-cell>
          <table:table-cell table:formula="of:=[.G159]-[.B159]" office:value-type="float" office:value="8.81023836135864" calcext:value-type="float">
            <text:p>8.810238361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77643.98324" calcext:value-type="float">
            <text:p>1442777643.98324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31.4322168827057" calcext:value-type="float">
            <text:p>31.4322168827</text:p>
          </table:table-cell>
          <table:table-cell table:formula="of:=[.C160]/([.D160]-[.D159])" office:value-type="float" office:value="986117.296880597" calcext:value-type="float">
            <text:p>986117.296880597</text:p>
          </table:table-cell>
          <table:table-cell/>
          <table:table-cell office:value-type="float" office:value="1442777652.79115" calcext:value-type="float">
            <text:p>1442777652.79115</text:p>
          </table:table-cell>
          <table:table-cell table:formula="of:=[.G160]-[.B160]" office:value-type="float" office:value="8.80790495872498" calcext:value-type="float">
            <text:p>8.8079049587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77644.04974" calcext:value-type="float">
            <text:p>1442777644.04974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31.4987108707428" calcext:value-type="float">
            <text:p>31.4987108707</text:p>
          </table:table-cell>
          <table:table-cell table:formula="of:=[.C161]/([.D161]-[.D160])" office:value-type="float" office:value="987036.601916127" calcext:value-type="float">
            <text:p>987036.601916127</text:p>
          </table:table-cell>
          <table:table-cell/>
          <table:table-cell office:value-type="float" office:value="1442777652.86024" calcext:value-type="float">
            <text:p>1442777652.86024</text:p>
          </table:table-cell>
          <table:table-cell table:formula="of:=[.G161]-[.B161]" office:value-type="float" office:value="8.81050419807434" calcext:value-type="float">
            <text:p>8.810504198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77644.1163" calcext:value-type="float">
            <text:p>1442777644.1163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31.5652723312378" calcext:value-type="float">
            <text:p>31.5652723312</text:p>
          </table:table-cell>
          <table:table-cell table:formula="of:=[.C162]/([.D162]-[.D161])" office:value-type="float" office:value="986036.056179011" calcext:value-type="float">
            <text:p>986036.056179011</text:p>
          </table:table-cell>
          <table:table-cell/>
          <table:table-cell office:value-type="float" office:value="1442777652.93742" calcext:value-type="float">
            <text:p>1442777652.93742</text:p>
          </table:table-cell>
          <table:table-cell table:formula="of:=[.G162]-[.B162]" office:value-type="float" office:value="8.82111763954163" calcext:value-type="float">
            <text:p>8.821117639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77644.18279" calcext:value-type="float">
            <text:p>1442777644.18279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31.6317682266235" calcext:value-type="float">
            <text:p>31.6317682266</text:p>
          </table:table-cell>
          <table:table-cell table:formula="of:=[.C163]/([.D163]-[.D162])" office:value-type="float" office:value="987008.290049623" calcext:value-type="float">
            <text:p>987008.290049623</text:p>
          </table:table-cell>
          <table:table-cell/>
          <table:table-cell office:value-type="float" office:value="1442777653.00183" calcext:value-type="float">
            <text:p>1442777653.00183</text:p>
          </table:table-cell>
          <table:table-cell table:formula="of:=[.G163]-[.B163]" office:value-type="float" office:value="8.81903839111328" calcext:value-type="float">
            <text:p>8.819038391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77644.2493" calcext:value-type="float">
            <text:p>1442777644.2493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31.6982786655426" calcext:value-type="float">
            <text:p>31.6982786655</text:p>
          </table:table-cell>
          <table:table-cell table:formula="of:=[.C164]/([.D164]-[.D163])" office:value-type="float" office:value="986792.46546341" calcext:value-type="float">
            <text:p>986792.46546341</text:p>
          </table:table-cell>
          <table:table-cell/>
          <table:table-cell office:value-type="float" office:value="1442777653.0792" calcext:value-type="float">
            <text:p>1442777653.0792</text:p>
          </table:table-cell>
          <table:table-cell table:formula="of:=[.G164]-[.B164]" office:value-type="float" office:value="8.82989811897278" calcext:value-type="float">
            <text:p>8.82989811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77644.31583" calcext:value-type="float">
            <text:p>1442777644.31583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31.7648065090179" calcext:value-type="float">
            <text:p>31.764806509</text:p>
          </table:table-cell>
          <table:table-cell table:formula="of:=[.C165]/([.D165]-[.D164])" office:value-type="float" office:value="986534.307614017" calcext:value-type="float">
            <text:p>986534.307614017</text:p>
          </table:table-cell>
          <table:table-cell/>
          <table:table-cell office:value-type="float" office:value="1442777653.11809" calcext:value-type="float">
            <text:p>1442777653.11809</text:p>
          </table:table-cell>
          <table:table-cell table:formula="of:=[.G165]-[.B165]" office:value-type="float" office:value="8.80225467681885" calcext:value-type="float">
            <text:p>8.8022546768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77644.38227" calcext:value-type="float">
            <text:p>1442777644.38227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31.8312468528748" calcext:value-type="float">
            <text:p>31.8312468529</text:p>
          </table:table-cell>
          <table:table-cell table:formula="of:=[.C166]/([.D166]-[.D165])" office:value-type="float" office:value="987833.538933007" calcext:value-type="float">
            <text:p>987833.538933007</text:p>
          </table:table-cell>
          <table:table-cell/>
          <table:table-cell office:value-type="float" office:value="1442777653.16925" calcext:value-type="float">
            <text:p>1442777653.16925</text:p>
          </table:table-cell>
          <table:table-cell table:formula="of:=[.G166]-[.B166]" office:value-type="float" office:value="8.7869725227356" calcext:value-type="float">
            <text:p>8.786972522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77644.44868" calcext:value-type="float">
            <text:p>1442777644.44868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31.8976562023163" calcext:value-type="float">
            <text:p>31.8976562023</text:p>
          </table:table-cell>
          <table:table-cell table:formula="of:=[.C167]/([.D167]-[.D166])" office:value-type="float" office:value="988294.578277525" calcext:value-type="float">
            <text:p>988294.578277525</text:p>
          </table:table-cell>
          <table:table-cell/>
          <table:table-cell office:value-type="float" office:value="1442777653.23774" calcext:value-type="float">
            <text:p>1442777653.23774</text:p>
          </table:table-cell>
          <table:table-cell table:formula="of:=[.G167]-[.B167]" office:value-type="float" office:value="8.78905820846558" calcext:value-type="float">
            <text:p>8.789058208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77644.51516" calcext:value-type="float">
            <text:p>1442777644.51516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31.9641332626343" calcext:value-type="float">
            <text:p>31.9641332626</text:p>
          </table:table-cell>
          <table:table-cell table:formula="of:=[.C168]/([.D168]-[.D167])" office:value-type="float" office:value="987287.940923518" calcext:value-type="float">
            <text:p>987287.940923518</text:p>
          </table:table-cell>
          <table:table-cell/>
          <table:table-cell office:value-type="float" office:value="1442777653.3103" calcext:value-type="float">
            <text:p>1442777653.3103</text:p>
          </table:table-cell>
          <table:table-cell table:formula="of:=[.G168]-[.B168]" office:value-type="float" office:value="8.79514503479004" calcext:value-type="float">
            <text:p>8.795145034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77644.58163" calcext:value-type="float">
            <text:p>1442777644.58163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32.0306005477905" calcext:value-type="float">
            <text:p>32.0306005478</text:p>
          </table:table-cell>
          <table:table-cell table:formula="of:=[.C169]/([.D169]-[.D168])" office:value-type="float" office:value="987433.13865932" calcext:value-type="float">
            <text:p>987433.13865932</text:p>
          </table:table-cell>
          <table:table-cell/>
          <table:table-cell office:value-type="float" office:value="1442777653.37076" calcext:value-type="float">
            <text:p>1442777653.37076</text:p>
          </table:table-cell>
          <table:table-cell table:formula="of:=[.G169]-[.B169]" office:value-type="float" office:value="8.78913545608521" calcext:value-type="float">
            <text:p>8.789135456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77644.64806" calcext:value-type="float">
            <text:p>1442777644.64806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32.0970356464386" calcext:value-type="float">
            <text:p>32.0970356464</text:p>
          </table:table-cell>
          <table:table-cell table:formula="of:=[.C170]/([.D170]-[.D169])" office:value-type="float" office:value="987911.5307358" calcext:value-type="float">
            <text:p>987911.5307358</text:p>
          </table:table-cell>
          <table:table-cell/>
          <table:table-cell office:value-type="float" office:value="1442777653.4433" calcext:value-type="float">
            <text:p>1442777653.4433</text:p>
          </table:table-cell>
          <table:table-cell table:formula="of:=[.G170]-[.B170]" office:value-type="float" office:value="8.79523491859436" calcext:value-type="float">
            <text:p>8.795234918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77644.71451" calcext:value-type="float">
            <text:p>1442777644.71451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32.1634888648987" calcext:value-type="float">
            <text:p>32.1634888649</text:p>
          </table:table-cell>
          <table:table-cell table:formula="of:=[.C171]/([.D171]-[.D170])" office:value-type="float" office:value="987642.156706431" calcext:value-type="float">
            <text:p>987642.156706431</text:p>
          </table:table-cell>
          <table:table-cell/>
          <table:table-cell office:value-type="float" office:value="1442777653.51594" calcext:value-type="float">
            <text:p>1442777653.51594</text:p>
          </table:table-cell>
          <table:table-cell table:formula="of:=[.G171]-[.B171]" office:value-type="float" office:value="8.80142021179199" calcext:value-type="float">
            <text:p>8.801420211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77644.78097" calcext:value-type="float">
            <text:p>1442777644.78097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32.2299451828003" calcext:value-type="float">
            <text:p>32.2299451828</text:p>
          </table:table-cell>
          <table:table-cell table:formula="of:=[.C172]/([.D172]-[.D171])" office:value-type="float" office:value="987596.094282086" calcext:value-type="float">
            <text:p>987596.094282086</text:p>
          </table:table-cell>
          <table:table-cell/>
          <table:table-cell office:value-type="float" office:value="1442777653.57655" calcext:value-type="float">
            <text:p>1442777653.57655</text:p>
          </table:table-cell>
          <table:table-cell table:formula="of:=[.G172]-[.B172]" office:value-type="float" office:value="8.79557585716248" calcext:value-type="float">
            <text:p>8.795575857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77644.84742" calcext:value-type="float">
            <text:p>1442777644.84742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32.2963902950287" calcext:value-type="float">
            <text:p>32.296390295</text:p>
          </table:table-cell>
          <table:table-cell table:formula="of:=[.C173]/([.D173]-[.D172])" office:value-type="float" office:value="987762.647979303" calcext:value-type="float">
            <text:p>987762.647979303</text:p>
          </table:table-cell>
          <table:table-cell/>
          <table:table-cell office:value-type="float" office:value="1442777653.6492" calcext:value-type="float">
            <text:p>1442777653.6492</text:p>
          </table:table-cell>
          <table:table-cell table:formula="of:=[.G173]-[.B173]" office:value-type="float" office:value="8.8017852306366" calcext:value-type="float">
            <text:p>8.8017852306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77644.91387" calcext:value-type="float">
            <text:p>1442777644.91387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32.3628387451172" calcext:value-type="float">
            <text:p>32.3628387451</text:p>
          </table:table-cell>
          <table:table-cell table:formula="of:=[.C174]/([.D174]-[.D173])" office:value-type="float" office:value="987713.03036544" calcext:value-type="float">
            <text:p>987713.03036544</text:p>
          </table:table-cell>
          <table:table-cell/>
          <table:table-cell office:value-type="float" office:value="1442777653.72161" calcext:value-type="float">
            <text:p>1442777653.72161</text:p>
          </table:table-cell>
          <table:table-cell table:formula="of:=[.G174]-[.B174]" office:value-type="float" office:value="8.80774426460266" calcext:value-type="float">
            <text:p>8.807744264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77644.98052" calcext:value-type="float">
            <text:p>1442777644.98052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32.4294905662537" calcext:value-type="float">
            <text:p>32.4294905663</text:p>
          </table:table-cell>
          <table:table-cell table:formula="of:=[.C175]/([.D175]-[.D174])" office:value-type="float" office:value="984699.275742422" calcext:value-type="float">
            <text:p>984699.275742422</text:p>
          </table:table-cell>
          <table:table-cell/>
          <table:table-cell office:value-type="float" office:value="1442777653.78225" calcext:value-type="float">
            <text:p>1442777653.78225</text:p>
          </table:table-cell>
          <table:table-cell table:formula="of:=[.G175]-[.B175]" office:value-type="float" office:value="8.80173182487488" calcext:value-type="float">
            <text:p>8.8017318249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77645.04499" calcext:value-type="float">
            <text:p>1442777645.04499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32.4939639568329" calcext:value-type="float">
            <text:p>32.4939639568</text:p>
          </table:table-cell>
          <table:table-cell table:formula="of:=[.C176]/([.D176]-[.D175])" office:value-type="float" office:value="1017970.35040918" calcext:value-type="float">
            <text:p>1017970.35040918</text:p>
          </table:table-cell>
          <table:table-cell/>
          <table:table-cell office:value-type="float" office:value="1442777653.85481" calcext:value-type="float">
            <text:p>1442777653.85481</text:p>
          </table:table-cell>
          <table:table-cell table:formula="of:=[.G176]-[.B176]" office:value-type="float" office:value="8.80982089042664" calcext:value-type="float">
            <text:p>8.809820890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77645.10851" calcext:value-type="float">
            <text:p>1442777645.10851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32.5574882030487" calcext:value-type="float">
            <text:p>32.557488203</text:p>
          </table:table-cell>
          <table:table-cell table:formula="of:=[.C177]/([.D177]-[.D176])" office:value-type="float" office:value="1033180.30373818" calcext:value-type="float">
            <text:p>1033180.30373818</text:p>
          </table:table-cell>
          <table:table-cell/>
          <table:table-cell office:value-type="float" office:value="1442777653.92741" calcext:value-type="float">
            <text:p>1442777653.92741</text:p>
          </table:table-cell>
          <table:table-cell table:formula="of:=[.G177]-[.B177]" office:value-type="float" office:value="8.81889247894287" calcext:value-type="float">
            <text:p>8.818892478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77645.17198" calcext:value-type="float">
            <text:p>1442777645.17198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32.6209585666656" calcext:value-type="float">
            <text:p>32.6209585667</text:p>
          </table:table-cell>
          <table:table-cell table:formula="of:=[.C178]/([.D178]-[.D177])" office:value-type="float" office:value="1034057.41293846" calcext:value-type="float">
            <text:p>1034057.41293846</text:p>
          </table:table-cell>
          <table:table-cell/>
          <table:table-cell office:value-type="float" office:value="1442777653.98803" calcext:value-type="float">
            <text:p>1442777653.98803</text:p>
          </table:table-cell>
          <table:table-cell table:formula="of:=[.G178]-[.B178]" office:value-type="float" office:value="8.81604146957397" calcext:value-type="float">
            <text:p>8.816041469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77645.23545" calcext:value-type="float">
            <text:p>1442777645.23545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32.6844189167023" calcext:value-type="float">
            <text:p>32.6844189167</text:p>
          </table:table-cell>
          <table:table-cell table:formula="of:=[.C179]/([.D179]-[.D178])" office:value-type="float" office:value="1034220.57965526" calcext:value-type="float">
            <text:p>1034220.57965526</text:p>
          </table:table-cell>
          <table:table-cell/>
          <table:table-cell office:value-type="float" office:value="1442777654.06052" calcext:value-type="float">
            <text:p>1442777654.06052</text:p>
          </table:table-cell>
          <table:table-cell table:formula="of:=[.G179]-[.B179]" office:value-type="float" office:value="8.82507920265198" calcext:value-type="float">
            <text:p>8.825079202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77645.29888" calcext:value-type="float">
            <text:p>1442777645.29888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32.7478561401367" calcext:value-type="float">
            <text:p>32.7478561401</text:p>
          </table:table-cell>
          <table:table-cell table:formula="of:=[.C180]/([.D180]-[.D179])" office:value-type="float" office:value="1034597.61393592" calcext:value-type="float">
            <text:p>1034597.61393592</text:p>
          </table:table-cell>
          <table:table-cell/>
          <table:table-cell office:value-type="float" office:value="1442777654.1212" calcext:value-type="float">
            <text:p>1442777654.1212</text:p>
          </table:table-cell>
          <table:table-cell table:formula="of:=[.G180]-[.B180]" office:value-type="float" office:value="8.82232093811035" calcext:value-type="float">
            <text:p>8.822320938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77645.36232" calcext:value-type="float">
            <text:p>1442777645.36232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32.8112978935242" calcext:value-type="float">
            <text:p>32.8112978935</text:p>
          </table:table-cell>
          <table:table-cell table:formula="of:=[.C181]/([.D181]-[.D180])" office:value-type="float" office:value="1034523.74021211" calcext:value-type="float">
            <text:p>1034523.74021211</text:p>
          </table:table-cell>
          <table:table-cell/>
          <table:table-cell office:value-type="float" office:value="1442777654.14528" calcext:value-type="float">
            <text:p>1442777654.14528</text:p>
          </table:table-cell>
          <table:table-cell table:formula="of:=[.G181]-[.B181]" office:value-type="float" office:value="8.78295588493347" calcext:value-type="float">
            <text:p>8.782955884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77645.42571" calcext:value-type="float">
            <text:p>1442777645.42571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32.8746824264526" calcext:value-type="float">
            <text:p>32.8746824265</text:p>
          </table:table-cell>
          <table:table-cell table:formula="of:=[.C182]/([.D182]-[.D181])" office:value-type="float" office:value="1035457.65769182" calcext:value-type="float">
            <text:p>1035457.65769182</text:p>
          </table:table-cell>
          <table:table-cell/>
          <table:table-cell office:value-type="float" office:value="1442777654.22989" calcext:value-type="float">
            <text:p>1442777654.22989</text:p>
          </table:table-cell>
          <table:table-cell table:formula="of:=[.G182]-[.B182]" office:value-type="float" office:value="8.80417919158936" calcext:value-type="float">
            <text:p>8.8041791916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77645.48917" calcext:value-type="float">
            <text:p>1442777645.48917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32.9381439685822" calcext:value-type="float">
            <text:p>32.9381439686</text:p>
          </table:table-cell>
          <table:table-cell table:formula="of:=[.C183]/([.D183]-[.D182])" office:value-type="float" office:value="1034201.152346" calcext:value-type="float">
            <text:p>1034201.152346</text:p>
          </table:table-cell>
          <table:table-cell/>
          <table:table-cell office:value-type="float" office:value="1442777654.30381" calcext:value-type="float">
            <text:p>1442777654.30381</text:p>
          </table:table-cell>
          <table:table-cell table:formula="of:=[.G183]-[.B183]" office:value-type="float" office:value="8.81463623046875" calcext:value-type="float">
            <text:p>8.814636230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77645.55283" calcext:value-type="float">
            <text:p>1442777645.55283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33.001800775528" calcext:value-type="float">
            <text:p>33.0018007755</text:p>
          </table:table-cell>
          <table:table-cell table:formula="of:=[.C184]/([.D184]-[.D183])" office:value-type="float" office:value="1031028.77993678" calcext:value-type="float">
            <text:p>1031028.77993678</text:p>
          </table:table-cell>
          <table:table-cell/>
          <table:table-cell office:value-type="float" office:value="1442777654.37101" calcext:value-type="float">
            <text:p>1442777654.37101</text:p>
          </table:table-cell>
          <table:table-cell table:formula="of:=[.G184]-[.B184]" office:value-type="float" office:value="8.8181779384613" calcext:value-type="float">
            <text:p>8.818177938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77645.6163" calcext:value-type="float">
            <text:p>1442777645.6163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33.0652749538422" calcext:value-type="float">
            <text:p>33.0652749538</text:p>
          </table:table-cell>
          <table:table-cell table:formula="of:=[.C185]/([.D185]-[.D184])" office:value-type="float" office:value="1033995.26773091" calcext:value-type="float">
            <text:p>1033995.26773091</text:p>
          </table:table-cell>
          <table:table-cell/>
          <table:table-cell office:value-type="float" office:value="1442777654.45165" calcext:value-type="float">
            <text:p>1442777654.45165</text:p>
          </table:table-cell>
          <table:table-cell table:formula="of:=[.G185]-[.B185]" office:value-type="float" office:value="8.83534574508667" calcext:value-type="float">
            <text:p>8.835345745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77645.67978" calcext:value-type="float">
            <text:p>1442777645.67978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33.1287534236908" calcext:value-type="float">
            <text:p>33.1287534237</text:p>
          </table:table-cell>
          <table:table-cell table:formula="of:=[.C186]/([.D186]-[.D185])" office:value-type="float" office:value="1033925.36330038" calcext:value-type="float">
            <text:p>1033925.36330038</text:p>
          </table:table-cell>
          <table:table-cell/>
          <table:table-cell office:value-type="float" office:value="1442777654.5324" calcext:value-type="float">
            <text:p>1442777654.5324</text:p>
          </table:table-cell>
          <table:table-cell table:formula="of:=[.G186]-[.B186]" office:value-type="float" office:value="8.85261750221252" calcext:value-type="float">
            <text:p>8.852617502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77645.74329" calcext:value-type="float">
            <text:p>1442777645.74329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33.1922602653503" calcext:value-type="float">
            <text:p>33.1922602654</text:p>
          </table:table-cell>
          <table:table-cell table:formula="of:=[.C187]/([.D187]-[.D186])" office:value-type="float" office:value="1033463.4550376" calcext:value-type="float">
            <text:p>1033463.4550376</text:p>
          </table:table-cell>
          <table:table-cell/>
          <table:table-cell office:value-type="float" office:value="1442777654.59955" calcext:value-type="float">
            <text:p>1442777654.59955</text:p>
          </table:table-cell>
          <table:table-cell table:formula="of:=[.G187]-[.B187]" office:value-type="float" office:value="8.85626482963562" calcext:value-type="float">
            <text:p>8.856264829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77645.80676" calcext:value-type="float">
            <text:p>1442777645.80676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33.2557351589203" calcext:value-type="float">
            <text:p>33.2557351589</text:p>
          </table:table-cell>
          <table:table-cell table:formula="of:=[.C188]/([.D188]-[.D187])" office:value-type="float" office:value="1033983.61633607" calcext:value-type="float">
            <text:p>1033983.61633607</text:p>
          </table:table-cell>
          <table:table-cell/>
          <table:table-cell office:value-type="float" office:value="1442777654.68031" calcext:value-type="float">
            <text:p>1442777654.68031</text:p>
          </table:table-cell>
          <table:table-cell table:formula="of:=[.G188]-[.B188]" office:value-type="float" office:value="8.87354826927185" calcext:value-type="float">
            <text:p>8.873548269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77645.87024" calcext:value-type="float">
            <text:p>1442777645.87024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33.3192129135132" calcext:value-type="float">
            <text:p>33.3192129135</text:p>
          </table:table-cell>
          <table:table-cell table:formula="of:=[.C189]/([.D189]-[.D188])" office:value-type="float" office:value="1033937.01338241" calcext:value-type="float">
            <text:p>1033937.01338241</text:p>
          </table:table-cell>
          <table:table-cell/>
          <table:table-cell office:value-type="float" office:value="1442777654.76095" calcext:value-type="float">
            <text:p>1442777654.76095</text:p>
          </table:table-cell>
          <table:table-cell table:formula="of:=[.G189]-[.B189]" office:value-type="float" office:value="8.89071011543274" calcext:value-type="float">
            <text:p>8.8907101154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77645.93368" calcext:value-type="float">
            <text:p>1442777645.93368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33.3826491832733" calcext:value-type="float">
            <text:p>33.3826491833</text:p>
          </table:table-cell>
          <table:table-cell table:formula="of:=[.C190]/([.D190]-[.D189])" office:value-type="float" office:value="1034613.16764322" calcext:value-type="float">
            <text:p>1034613.16764322</text:p>
          </table:table-cell>
          <table:table-cell/>
          <table:table-cell office:value-type="float" office:value="1442777654.8281" calcext:value-type="float">
            <text:p>1442777654.8281</text:p>
          </table:table-cell>
          <table:table-cell table:formula="of:=[.G190]-[.B190]" office:value-type="float" office:value="8.89442920684814" calcext:value-type="float">
            <text:p>8.8944292068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77645.99713" calcext:value-type="float">
            <text:p>1442777645.99713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33.4461007118225" calcext:value-type="float">
            <text:p>33.4461007118</text:p>
          </table:table-cell>
          <table:table-cell table:formula="of:=[.C191]/([.D191]-[.D190])" office:value-type="float" office:value="1034364.36443159" calcext:value-type="float">
            <text:p>1034364.36443159</text:p>
          </table:table-cell>
          <table:table-cell/>
          <table:table-cell office:value-type="float" office:value="1442777654.90882" calcext:value-type="float">
            <text:p>1442777654.90882</text:p>
          </table:table-cell>
          <table:table-cell table:formula="of:=[.G191]-[.B191]" office:value-type="float" office:value="8.9116952419281" calcext:value-type="float">
            <text:p>8.911695241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77646.05762" calcext:value-type="float">
            <text:p>1442777646.05762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33.5065968036652" calcext:value-type="float">
            <text:p>33.5065968037</text:p>
          </table:table-cell>
          <table:table-cell table:formula="of:=[.C192]/([.D192]-[.D191])" office:value-type="float" office:value="1084896.52803865" calcext:value-type="float">
            <text:p>1084896.52803865</text:p>
          </table:table-cell>
          <table:table-cell/>
          <table:table-cell office:value-type="float" office:value="1442777654.98948" calcext:value-type="float">
            <text:p>1442777654.98948</text:p>
          </table:table-cell>
          <table:table-cell table:formula="of:=[.G192]-[.B192]" office:value-type="float" office:value="8.93185615539551" calcext:value-type="float">
            <text:p>8.931856155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77646.11829" calcext:value-type="float">
            <text:p>1442777646.11829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33.5672671794891" calcext:value-type="float">
            <text:p>33.5672671795</text:p>
          </table:table-cell>
          <table:table-cell table:formula="of:=[.C193]/([.D193]-[.D192])" office:value-type="float" office:value="1081780.01386411" calcext:value-type="float">
            <text:p>1081780.01386411</text:p>
          </table:table-cell>
          <table:table-cell/>
          <table:table-cell office:value-type="float" office:value="1442777655.05674" calcext:value-type="float">
            <text:p>1442777655.05674</text:p>
          </table:table-cell>
          <table:table-cell table:formula="of:=[.G193]-[.B193]" office:value-type="float" office:value="8.93845105171204" calcext:value-type="float">
            <text:p>8.9384510517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77646.17877" calcext:value-type="float">
            <text:p>1442777646.17877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33.6277425289154" calcext:value-type="float">
            <text:p>33.6277425289</text:p>
          </table:table-cell>
          <table:table-cell table:formula="of:=[.C194]/([.D194]-[.D193])" office:value-type="float" office:value="1085268.63627332" calcext:value-type="float">
            <text:p>1085268.63627332</text:p>
          </table:table-cell>
          <table:table-cell/>
          <table:table-cell office:value-type="float" office:value="1442777655.12436" calcext:value-type="float">
            <text:p>1442777655.12436</text:p>
          </table:table-cell>
          <table:table-cell table:formula="of:=[.G194]-[.B194]" office:value-type="float" office:value="8.94559121131897" calcext:value-type="float">
            <text:p>8.9455912113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77646.23931" calcext:value-type="float">
            <text:p>1442777646.23931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33.6882874965668" calcext:value-type="float">
            <text:p>33.6882874966</text:p>
          </table:table-cell>
          <table:table-cell table:formula="of:=[.C195]/([.D195]-[.D194])" office:value-type="float" office:value="1084020.72948367" calcext:value-type="float">
            <text:p>1084020.72948367</text:p>
          </table:table-cell>
          <table:table-cell/>
          <table:table-cell office:value-type="float" office:value="1442777655.15245" calcext:value-type="float">
            <text:p>1442777655.15245</text:p>
          </table:table-cell>
          <table:table-cell table:formula="of:=[.G195]-[.B195]" office:value-type="float" office:value="8.91313743591309" calcext:value-type="float">
            <text:p>8.913137435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77646.29987" calcext:value-type="float">
            <text:p>1442777646.29987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33.7488398551941" calcext:value-type="float">
            <text:p>33.7488398552</text:p>
          </table:table-cell>
          <table:table-cell table:formula="of:=[.C196]/([.D196]-[.D195])" office:value-type="float" office:value="1083888.41471798" calcext:value-type="float">
            <text:p>1083888.41471798</text:p>
          </table:table-cell>
          <table:table-cell/>
          <table:table-cell office:value-type="float" office:value="1442777655.20745" calcext:value-type="float">
            <text:p>1442777655.20745</text:p>
          </table:table-cell>
          <table:table-cell table:formula="of:=[.G196]-[.B196]" office:value-type="float" office:value="8.90758085250855" calcext:value-type="float">
            <text:p>8.907580852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77646.36036" calcext:value-type="float">
            <text:p>1442777646.36036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33.8093371391296" calcext:value-type="float">
            <text:p>33.8093371391</text:p>
          </table:table-cell>
          <table:table-cell table:formula="of:=[.C197]/([.D197]-[.D196])" office:value-type="float" office:value="1084875.15026168" calcext:value-type="float">
            <text:p>1084875.15026168</text:p>
          </table:table-cell>
          <table:table-cell/>
          <table:table-cell office:value-type="float" office:value="1442777655.27349" calcext:value-type="float">
            <text:p>1442777655.27349</text:p>
          </table:table-cell>
          <table:table-cell table:formula="of:=[.G197]-[.B197]" office:value-type="float" office:value="8.91312527656555" calcext:value-type="float">
            <text:p>8.913125276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77646.42084" calcext:value-type="float">
            <text:p>1442777646.42084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33.8698124885559" calcext:value-type="float">
            <text:p>33.8698124886</text:p>
          </table:table-cell>
          <table:table-cell table:formula="of:=[.C198]/([.D198]-[.D197])" office:value-type="float" office:value="1085268.63627332" calcext:value-type="float">
            <text:p>1085268.63627332</text:p>
          </table:table-cell>
          <table:table-cell/>
          <table:table-cell office:value-type="float" office:value="1442777655.33943" calcext:value-type="float">
            <text:p>1442777655.33943</text:p>
          </table:table-cell>
          <table:table-cell table:formula="of:=[.G198]-[.B198]" office:value-type="float" office:value="8.91859030723572" calcext:value-type="float">
            <text:p>8.918590307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77646.48129" calcext:value-type="float">
            <text:p>1442777646.48129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33.93026471138" calcext:value-type="float">
            <text:p>33.9302647114</text:p>
          </table:table-cell>
          <table:table-cell table:formula="of:=[.C199]/([.D199]-[.D198])" office:value-type="float" office:value="1085683.81663939" calcext:value-type="float">
            <text:p>1085683.81663939</text:p>
          </table:table-cell>
          <table:table-cell/>
          <table:table-cell office:value-type="float" office:value="1442777655.39438" calcext:value-type="float">
            <text:p>1442777655.39438</text:p>
          </table:table-cell>
          <table:table-cell table:formula="of:=[.G199]-[.B199]" office:value-type="float" office:value="8.91308832168579" calcext:value-type="float">
            <text:p>8.913088321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77646.54178" calcext:value-type="float">
            <text:p>1442777646.54178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33.9907574653625" calcext:value-type="float">
            <text:p>33.9907574654</text:p>
          </table:table-cell>
          <table:table-cell table:formula="of:=[.C200]/([.D200]-[.D199])" office:value-type="float" office:value="1084956.39029658" calcext:value-type="float">
            <text:p>1084956.39029658</text:p>
          </table:table-cell>
          <table:table-cell/>
          <table:table-cell office:value-type="float" office:value="1442777655.46046" calcext:value-type="float">
            <text:p>1442777655.46046</text:p>
          </table:table-cell>
          <table:table-cell table:formula="of:=[.G200]-[.B200]" office:value-type="float" office:value="8.91867733001709" calcext:value-type="float">
            <text:p>8.91867733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77646.6024" calcext:value-type="float">
            <text:p>1442777646.6024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34.0513694286346" calcext:value-type="float">
            <text:p>34.0513694286</text:p>
          </table:table-cell>
          <table:table-cell table:formula="of:=[.C201]/([.D201]-[.D200])" office:value-type="float" office:value="1082822.53959288" calcext:value-type="float">
            <text:p>1082822.53959288</text:p>
          </table:table-cell>
          <table:table-cell/>
          <table:table-cell office:value-type="float" office:value="1442777655.52641" calcext:value-type="float">
            <text:p>1442777655.52641</text:p>
          </table:table-cell>
          <table:table-cell table:formula="of:=[.G201]-[.B201]" office:value-type="float" office:value="8.92401242256165" calcext:value-type="float">
            <text:p>8.924012422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77646.66284" calcext:value-type="float">
            <text:p>1442777646.66284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34.111809015274" calcext:value-type="float">
            <text:p>34.1118090153</text:p>
          </table:table-cell>
          <table:table-cell table:formula="of:=[.C202]/([.D202]-[.D201])" office:value-type="float" office:value="1085910.80199762" calcext:value-type="float">
            <text:p>1085910.80199762</text:p>
          </table:table-cell>
          <table:table-cell/>
          <table:table-cell office:value-type="float" office:value="1442777655.58137" calcext:value-type="float">
            <text:p>1442777655.58137</text:p>
          </table:table-cell>
          <table:table-cell table:formula="of:=[.G202]-[.B202]" office:value-type="float" office:value="8.918536901474" calcext:value-type="float">
            <text:p>8.918536901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77646.72323" calcext:value-type="float">
            <text:p>1442777646.72323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34.1722054481506" calcext:value-type="float">
            <text:p>34.1722054482</text:p>
          </table:table-cell>
          <table:table-cell table:formula="of:=[.C203]/([.D203]-[.D202])" office:value-type="float" office:value="1086686.69446276" calcext:value-type="float">
            <text:p>1086686.69446276</text:p>
          </table:table-cell>
          <table:table-cell/>
          <table:table-cell office:value-type="float" office:value="1442777655.64729" calcext:value-type="float">
            <text:p>1442777655.64729</text:p>
          </table:table-cell>
          <table:table-cell table:formula="of:=[.G203]-[.B203]" office:value-type="float" office:value="8.92405891418457" calcext:value-type="float">
            <text:p>8.924058914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77646.78365" calcext:value-type="float">
            <text:p>1442777646.78365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34.2326240539551" calcext:value-type="float">
            <text:p>34.232624054</text:p>
          </table:table-cell>
          <table:table-cell table:formula="of:=[.C204]/([.D204]-[.D203])" office:value-type="float" office:value="1086287.89304458" calcext:value-type="float">
            <text:p>1086287.89304458</text:p>
          </table:table-cell>
          <table:table-cell/>
          <table:table-cell office:value-type="float" office:value="1442777655.71341" calcext:value-type="float">
            <text:p>1442777655.71341</text:p>
          </table:table-cell>
          <table:table-cell table:formula="of:=[.G204]-[.B204]" office:value-type="float" office:value="8.92975831031799" calcext:value-type="float">
            <text:p>8.9297583103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77646.84412" calcext:value-type="float">
            <text:p>1442777646.84412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34.2930941581726" calcext:value-type="float">
            <text:p>34.2930941582</text:p>
          </table:table-cell>
          <table:table-cell table:formula="of:=[.C205]/([.D205]-[.D204])" office:value-type="float" office:value="1085362.77304735" calcext:value-type="float">
            <text:p>1085362.77304735</text:p>
          </table:table-cell>
          <table:table-cell/>
          <table:table-cell office:value-type="float" office:value="1442777655.7684" calcext:value-type="float">
            <text:p>1442777655.7684</text:p>
          </table:table-cell>
          <table:table-cell table:formula="of:=[.G205]-[.B205]" office:value-type="float" office:value="8.92428421974182" calcext:value-type="float">
            <text:p>8.9242842197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77646.90454" calcext:value-type="float">
            <text:p>1442777646.90454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34.3535115718842" calcext:value-type="float">
            <text:p>34.3535115719</text:p>
          </table:table-cell>
          <table:table-cell table:formula="of:=[.C206]/([.D206]-[.D205])" office:value-type="float" office:value="1086309.32653536" calcext:value-type="float">
            <text:p>1086309.32653536</text:p>
          </table:table-cell>
          <table:table-cell/>
          <table:table-cell office:value-type="float" office:value="1442777655.83441" calcext:value-type="float">
            <text:p>1442777655.83441</text:p>
          </table:table-cell>
          <table:table-cell table:formula="of:=[.G206]-[.B206]" office:value-type="float" office:value="8.92987680435181" calcext:value-type="float">
            <text:p>8.929876804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77646.96498" calcext:value-type="float">
            <text:p>1442777646.96498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34.4139492511749" calcext:value-type="float">
            <text:p>34.4139492512</text:p>
          </table:table-cell>
          <table:table-cell table:formula="of:=[.C207]/([.D207]-[.D206])" office:value-type="float" office:value="1085945.07218317" calcext:value-type="float">
            <text:p>1085945.07218317</text:p>
          </table:table-cell>
          <table:table-cell/>
          <table:table-cell office:value-type="float" office:value="1442777655.89185" calcext:value-type="float">
            <text:p>1442777655.89185</text:p>
          </table:table-cell>
          <table:table-cell table:formula="of:=[.G207]-[.B207]" office:value-type="float" office:value="8.92687821388245" calcext:value-type="float">
            <text:p>8.926878213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777660.03452" calcext:value-type="float">
            <text:p>1442777660.03452</text:p>
          </table:table-cell>
          <table:table-cell office:value-type="float" office:value="65632" calcext:value-type="float">
            <text:p>65632</text:p>
          </table:table-cell>
          <table:table-cell table:formula="of:=[.B208]-[.B$2]" office:value-type="float" office:value="47.4834923744202" calcext:value-type="float">
            <text:p>47.4834923744</text:p>
          </table:table-cell>
          <table:table-cell table:formula="of:=[.C208]/([.D208]-[.D207])" office:value-type="float" office:value="5021.75166959495" calcext:value-type="float">
            <text:p>5021.751669595</text:p>
          </table:table-cell>
          <table:table-cell/>
          <table:table-cell office:value-type="float" office:value="1442777660.35464" calcext:value-type="float">
            <text:p>1442777660.35464</text:p>
          </table:table-cell>
          <table:table-cell table:formula="of:=[.G208]-[.B208]" office:value-type="float" office:value="0.320125102996826" calcext:value-type="float">
            <text:p>0.3201251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0T14:45:20.326678310</dc:date>
    <meta:editing-duration>PT1M17S</meta:editing-duration>
    <meta:editing-cycles>2</meta:editing-cycles>
    <meta:generator>LibreOffice/4.4.2.2$Linux_X86_64 LibreOffice_project/40m0$Build-2</meta:generator>
    <meta:document-statistic meta:table-count="1" meta:cell-count="14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201cm" style:legend-expansion="high" chart:style-name="ch2"/>
        <chart:plot-area chart:style-name="ch3" table:cell-range-address="'source_2.sender_i.routed_msg_pub.network'.D1:'source_2.sender_i.routed_msg_pub.network'.E208" chart:data-source-has-labels="row" svg:x="0.32cm" svg:y="0.18cm" svg:width="11.793cm" svg:height="8.64cm">
          <chartooo:coordinate-region svg:x="1.682cm" svg:y="0.379cm" svg:width="10.0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ource_2.sender_i.routed_msg_pub.network'.E2:'source_2.sender_i.routed_msg_pub.network'.E208" chart:label-cell-address="'source_2.sender_i.routed_msg_pub.network'.E1:'source_2.sender_i.routed_msg_pub.network'.E1" chart:class="chart:scatter">
            <chart:domain table:cell-range-address="'source_2.sender_i.routed_msg_pub.network'.D2:'source_2.sender_i.routed_msg_pub.network'.D208"/>
            <chart:data-point chart:repeated="2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ource_2.sender_i.routed_msg_pub.network'.E1:'source_2.sender_i.routed_msg_p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ource_2.sender_i.routed_msg_pub.network'.D2:'source_2.sender_i.routed_msg_pub.network'.D208</svg:desc>
                </draw:g>
              </table:table-cell>
              <table:table-cell office:value-type="float" office:value="0">
                <text:p>0</text:p>
                <draw:g>
                  <svg:desc>'source_2.sender_i.routed_msg_pub.network'.E2:'source_2.sender_i.routed_msg_pub.network'.E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3147339820862">
                <text:p>7.53147339820862</text:p>
              </table:table-cell>
              <table:table-cell office:value-type="float" office:value="8714.36391392032">
                <text:p>8714.36391392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6140820980072">
                <text:p>7.6140820980072</text:p>
              </table:table-cell>
              <table:table-cell office:value-type="float" office:value="794492.591700675">
                <text:p>794492.591700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69650888442993">
                <text:p>7.69650888442993</text:p>
              </table:table-cell>
              <table:table-cell office:value-type="float" office:value="796246.012350928">
                <text:p>796246.012350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77889013290405">
                <text:p>7.77889013290405</text:p>
              </table:table-cell>
              <table:table-cell office:value-type="float" office:value="796686.153896021">
                <text:p>796686.153896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613269329071">
                <text:p>7.8613269329071</text:p>
              </table:table-cell>
              <table:table-cell office:value-type="float" office:value="796149.292519486">
                <text:p>796149.292519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94375896453857">
                <text:p>7.94375896453857</text:p>
              </table:table-cell>
              <table:table-cell office:value-type="float" office:value="796195.346651434">
                <text:p>796195.3466514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02623701095581">
                <text:p>8.02623701095581</text:p>
              </table:table-cell>
              <table:table-cell office:value-type="float" office:value="795751.146529147">
                <text:p>795751.146529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0866403579712">
                <text:p>8.10866403579712</text:p>
              </table:table-cell>
              <table:table-cell office:value-type="float" office:value="796243.709224699">
                <text:p>796243.709224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19110774993897">
                <text:p>8.19110774993897</text:p>
              </table:table-cell>
              <table:table-cell office:value-type="float" office:value="796082.523490865">
                <text:p>796082.523490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27343511581421">
                <text:p>8.27343511581421</text:p>
              </table:table-cell>
              <table:table-cell office:value-type="float" office:value="797207.578576683">
                <text:p>797207.578576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35600090026856">
                <text:p>8.35600090026856</text:p>
              </table:table-cell>
              <table:table-cell office:value-type="float" office:value="794905.546331857">
                <text:p>794905.546331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3834519386292">
                <text:p>8.43834519386292</text:p>
              </table:table-cell>
              <table:table-cell office:value-type="float" office:value="797043.69465251">
                <text:p>797043.694652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51685214042664">
                <text:p>8.51685214042664</text:p>
              </table:table-cell>
              <table:table-cell office:value-type="float" office:value="836002.454212499">
                <text:p>836002.4542124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59535264968872">
                <text:p>8.59535264968872</text:p>
              </table:table-cell>
              <table:table-cell office:value-type="float" office:value="836071.009181334">
                <text:p>836071.0091813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67380237579346">
                <text:p>8.67380237579346</text:p>
              </table:table-cell>
              <table:table-cell office:value-type="float" office:value="836612.226183891">
                <text:p>836612.226183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75226974487305">
                <text:p>8.75226974487305</text:p>
              </table:table-cell>
              <table:table-cell office:value-type="float" office:value="836424.1183291">
                <text:p>836424.1183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83073878288269">
                <text:p>8.83073878288269</text:p>
              </table:table-cell>
              <table:table-cell office:value-type="float" office:value="836406.328722089">
                <text:p>836406.3287220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90922832489014">
                <text:p>8.90922832489014</text:p>
              </table:table-cell>
              <table:table-cell office:value-type="float" office:value="836187.832434715">
                <text:p>836187.832434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98768854141235">
                <text:p>8.98768854141235</text:p>
              </table:table-cell>
              <table:table-cell office:value-type="float" office:value="836500.368073999">
                <text:p>836500.368073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6607818603516">
                <text:p>9.06607818603516</text:p>
              </table:table-cell>
              <table:table-cell office:value-type="float" office:value="837253.44483713">
                <text:p>837253.444837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14448237419128">
                <text:p>9.14448237419128</text:p>
              </table:table-cell>
              <table:table-cell office:value-type="float" office:value="837098.139059939">
                <text:p>837098.1390599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22296619415283">
                <text:p>9.22296619415283</text:p>
              </table:table-cell>
              <table:table-cell office:value-type="float" office:value="836248.796658414">
                <text:p>836248.796658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30143022537231">
                <text:p>9.30143022537231</text:p>
              </table:table-cell>
              <table:table-cell office:value-type="float" office:value="836459.699813432">
                <text:p>836459.6998134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37992119789124">
                <text:p>9.37992119789124</text:p>
              </table:table-cell>
              <table:table-cell office:value-type="float" office:value="836172.592767644">
                <text:p>836172.592767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45644521713257">
                <text:p>9.45644521713257</text:p>
              </table:table-cell>
              <table:table-cell office:value-type="float" office:value="857665.353318898">
                <text:p>857665.3533188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52095818519592">
                <text:p>9.52095818519592</text:p>
              </table:table-cell>
              <table:table-cell office:value-type="float" office:value="1017345.84487799">
                <text:p>1017345.844877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58568072319031">
                <text:p>9.58568072319031</text:p>
              </table:table-cell>
              <table:table-cell office:value-type="float" office:value="1014051.70492069">
                <text:p>1014051.704920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6503849029541">
                <text:p>9.6503849029541</text:p>
              </table:table-cell>
              <table:table-cell office:value-type="float" office:value="1014339.41732347">
                <text:p>1014339.417323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71487188339233">
                <text:p>9.71487188339233</text:p>
              </table:table-cell>
              <table:table-cell office:value-type="float" office:value="1017755.82534624">
                <text:p>1017755.825346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7923369407654">
                <text:p>9.77923369407654</text:p>
              </table:table-cell>
              <table:table-cell office:value-type="float" office:value="1019735.13955392">
                <text:p>1019735.139553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84354543685913">
                <text:p>9.84354543685913</text:p>
              </table:table-cell>
              <table:table-cell office:value-type="float" office:value="1020529.02254368">
                <text:p>1020529.022543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90786981582642">
                <text:p>9.90786981582642</text:p>
              </table:table-cell>
              <table:table-cell office:value-type="float" office:value="1020328.54500437">
                <text:p>1020328.545004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97220993041992">
                <text:p>9.97220993041992</text:p>
              </table:table-cell>
              <table:table-cell office:value-type="float" office:value="1020079.00381677">
                <text:p>1020079.003816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0365164279938">
                <text:p>10.0365164279938</text:p>
              </table:table-cell>
              <table:table-cell office:value-type="float" office:value="1020612.26277524">
                <text:p>1020612.262775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100781917572">
                <text:p>10.100781917572</text:p>
              </table:table-cell>
              <table:table-cell office:value-type="float" office:value="1021263.51842522">
                <text:p>1021263.518425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1650202274323">
                <text:p>10.1650202274323</text:p>
              </table:table-cell>
              <table:table-cell office:value-type="float" office:value="1021695.62279585">
                <text:p>1021695.622795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2292730808258">
                <text:p>10.2292730808258</text:p>
              </table:table-cell>
              <table:table-cell office:value-type="float" office:value="1021464.36358239">
                <text:p>1021464.363582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2935309410095">
                <text:p>10.2935309410095</text:p>
              </table:table-cell>
              <table:table-cell office:value-type="float" office:value="1021384.77397715">
                <text:p>1021384.77397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3578515052795">
                <text:p>10.3578515052795</text:p>
              </table:table-cell>
              <table:table-cell office:value-type="float" office:value="1020389.05822522">
                <text:p>1020389.058225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4221680164337">
                <text:p>10.4221680164337</text:p>
              </table:table-cell>
              <table:table-cell office:value-type="float" office:value="1020453.36138759">
                <text:p>1020453.361387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4876437187195">
                <text:p>10.4876437187195</text:p>
              </table:table-cell>
              <table:table-cell office:value-type="float" office:value="1002387.11016113">
                <text:p>1002387.110161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5541477203369">
                <text:p>10.5541477203369</text:p>
              </table:table-cell>
              <table:table-cell office:value-type="float" office:value="986887.982734515">
                <text:p>986887.982734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6205379962921">
                <text:p>10.6205379962921</text:p>
              </table:table-cell>
              <table:table-cell office:value-type="float" office:value="988578.508760652">
                <text:p>988578.5087606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6869616508484">
                <text:p>10.6869616508484</text:p>
              </table:table-cell>
              <table:table-cell office:value-type="float" office:value="988081.737423771">
                <text:p>988081.7374237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7534151077271">
                <text:p>10.7534151077271</text:p>
              </table:table-cell>
              <table:table-cell office:value-type="float" office:value="987638.613290472">
                <text:p>987638.6132904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8198273181915">
                <text:p>10.8198273181915</text:p>
              </table:table-cell>
              <table:table-cell office:value-type="float" office:value="988252.002771465">
                <text:p>988252.0027714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8862628936768">
                <text:p>10.8862628936768</text:p>
              </table:table-cell>
              <table:table-cell office:value-type="float" office:value="987904.440063018">
                <text:p>987904.4400630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9527080059052">
                <text:p>10.9527080059052</text:p>
              </table:table-cell>
              <table:table-cell office:value-type="float" office:value="987762.647979303">
                <text:p>987762.6479793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0191235542297">
                <text:p>11.0191235542297</text:p>
              </table:table-cell>
              <table:table-cell office:value-type="float" office:value="988202.335983803">
                <text:p>988202.3359838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085568189621">
                <text:p>11.085568189621</text:p>
              </table:table-cell>
              <table:table-cell office:value-type="float" office:value="987769.736616802">
                <text:p>987769.7366168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1519701480865">
                <text:p>11.1519701480865</text:p>
              </table:table-cell>
              <table:table-cell office:value-type="float" office:value="988404.581982694">
                <text:p>988404.5819826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2183814048767">
                <text:p>11.2183814048767</text:p>
              </table:table-cell>
              <table:table-cell office:value-type="float" office:value="988266.194199225">
                <text:p>988266.1941992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2847616672516">
                <text:p>11.2847616672516</text:p>
              </table:table-cell>
              <table:table-cell office:value-type="float" office:value="988727.637582205">
                <text:p>988727.6375822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3511574268341">
                <text:p>11.3511574268341</text:p>
              </table:table-cell>
              <table:table-cell office:value-type="float" office:value="988496.862038753">
                <text:p>988496.8620387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4176108837128">
                <text:p>11.4176108837128</text:p>
              </table:table-cell>
              <table:table-cell office:value-type="float" office:value="987638.613290472">
                <text:p>987638.6132904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4840786457062">
                <text:p>11.4840786457062</text:p>
              </table:table-cell>
              <table:table-cell office:value-type="float" office:value="987426.054852109">
                <text:p>987426.0548521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5504887104034">
                <text:p>11.5504887104034</text:p>
              </table:table-cell>
              <table:table-cell office:value-type="float" office:value="988283.934057097">
                <text:p>988283.9340570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6168880462646">
                <text:p>11.6168880462646</text:p>
              </table:table-cell>
              <table:table-cell office:value-type="float" office:value="988443.621442088">
                <text:p>988443.6214420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683265209198">
                <text:p>11.683265209198</text:p>
              </table:table-cell>
              <table:table-cell office:value-type="float" office:value="988773.805622005">
                <text:p>988773.805622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7496433258057">
                <text:p>11.7496433258057</text:p>
              </table:table-cell>
              <table:table-cell office:value-type="float" office:value="988759.599612083">
                <text:p>988759.5996120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8160388469696">
                <text:p>11.8160388469696</text:p>
              </table:table-cell>
              <table:table-cell office:value-type="float" office:value="988500.41161579">
                <text:p>988500.411615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8824801445007">
                <text:p>11.8824801445007</text:p>
              </table:table-cell>
              <table:table-cell office:value-type="float" office:value="987819.359928232">
                <text:p>987819.3599282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9489679336548">
                <text:p>11.9489679336548</text:p>
              </table:table-cell>
              <table:table-cell office:value-type="float" office:value="987128.626700613">
                <text:p>987128.6267006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015451669693">
                <text:p>12.015451669693</text:p>
              </table:table-cell>
              <table:table-cell office:value-type="float" office:value="987188.806030417">
                <text:p>987188.8060304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0819530487061">
                <text:p>12.0819530487061</text:p>
              </table:table-cell>
              <table:table-cell office:value-type="float" office:value="986926.90247986">
                <text:p>986926.902479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1483526229858">
                <text:p>12.1483526229858</text:p>
              </table:table-cell>
              <table:table-cell office:value-type="float" office:value="988440.072272891">
                <text:p>988440.0722728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2148330211639">
                <text:p>12.2148330211639</text:p>
              </table:table-cell>
              <table:table-cell office:value-type="float" office:value="987238.370988277">
                <text:p>987238.3709882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2812592983246">
                <text:p>12.2812592983246</text:p>
              </table:table-cell>
              <table:table-cell office:value-type="float" office:value="988042.726544442">
                <text:p>988042.7265444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347706079483">
                <text:p>12.347706079483</text:p>
              </table:table-cell>
              <table:table-cell office:value-type="float" office:value="987737.838549254">
                <text:p>987737.8385492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4141592979431">
                <text:p>12.4141592979431</text:p>
              </table:table-cell>
              <table:table-cell office:value-type="float" office:value="987642.156706431">
                <text:p>987642.1567064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4786312580109">
                <text:p>12.4786312580109</text:p>
              </table:table-cell>
              <table:table-cell office:value-type="float" office:value="1017992.9372557">
                <text:p>1017992.93725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5421431064606">
                <text:p>12.5421431064606</text:p>
              </table:table-cell>
              <table:table-cell office:value-type="float" office:value="1033381.98465396">
                <text:p>1033381.984653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605633020401">
                <text:p>12.605633020401</text:p>
              </table:table-cell>
              <table:table-cell office:value-type="float" office:value="1033738.99768678">
                <text:p>1033738.997686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6690971851349">
                <text:p>12.6690971851349</text:p>
              </table:table-cell>
              <table:table-cell office:value-type="float" office:value="1034158.41483463">
                <text:p>1034158.414834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7325403690338">
                <text:p>12.7325403690338</text:p>
              </table:table-cell>
              <table:table-cell office:value-type="float" office:value="1034500.41385945">
                <text:p>1034500.413859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7960026264191">
                <text:p>12.7960026264191</text:p>
              </table:table-cell>
              <table:table-cell office:value-type="float" office:value="1034189.49631077">
                <text:p>1034189.496310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8594532012939">
                <text:p>12.8594532012939</text:p>
              </table:table-cell>
              <table:table-cell office:value-type="float" office:value="1034379.91112648">
                <text:p>1034379.911126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9228720664978">
                <text:p>12.9228720664978</text:p>
              </table:table-cell>
              <table:table-cell office:value-type="float" office:value="1034897.10497071">
                <text:p>1034897.104970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9863216876984">
                <text:p>12.9863216876984</text:p>
              </table:table-cell>
              <table:table-cell office:value-type="float" office:value="1034395.45828871">
                <text:p>1034395.458288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.0497968196869">
                <text:p>13.0497968196869</text:p>
              </table:table-cell>
              <table:table-cell office:value-type="float" office:value="1033979.73259614">
                <text:p>1033979.732596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1132543087006">
                <text:p>13.1132543087006</text:p>
              </table:table-cell>
              <table:table-cell office:value-type="float" office:value="1034267.20817553">
                <text:p>1034267.208175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1766605377197">
                <text:p>13.1766605377197</text:p>
              </table:table-cell>
              <table:table-cell office:value-type="float" office:value="1035103.34891801">
                <text:p>1035103.348918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2401351928711">
                <text:p>13.2401351928711</text:p>
              </table:table-cell>
              <table:table-cell office:value-type="float" office:value="1033987.50010517">
                <text:p>1033987.500105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3036415576935">
                <text:p>13.3036415576935</text:p>
              </table:table-cell>
              <table:table-cell office:value-type="float" office:value="1033471.21479173">
                <text:p>1033471.21479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3671042919159">
                <text:p>13.3671042919159</text:p>
              </table:table-cell>
              <table:table-cell office:value-type="float" office:value="1034181.72576658">
                <text:p>1034181.725766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4304521083832">
                <text:p>13.4304521083832</text:p>
              </table:table-cell>
              <table:table-cell office:value-type="float" office:value="1036057.8100414">
                <text:p>1036057.81004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.4918329715729">
                <text:p>13.4918329715729</text:p>
              </table:table-cell>
              <table:table-cell office:value-type="float" office:value="1069258.3419227">
                <text:p>1069258.34192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.5522618293762">
                <text:p>13.5522618293762</text:p>
              </table:table-cell>
              <table:table-cell office:value-type="float" office:value="1086103.59993214">
                <text:p>1086103.599932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.6126625537872">
                <text:p>13.6126625537872</text:p>
              </table:table-cell>
              <table:table-cell office:value-type="float" office:value="1086609.48424048">
                <text:p>1086609.484240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.6730852127075">
                <text:p>13.6730852127075</text:p>
              </table:table-cell>
              <table:table-cell office:value-type="float" office:value="1086215.02550201">
                <text:p>1086215.025502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7335026264191">
                <text:p>13.7335026264191</text:p>
              </table:table-cell>
              <table:table-cell office:value-type="float" office:value="1086309.32653536">
                <text:p>1086309.326535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7939360141754">
                <text:p>13.7939360141754</text:p>
              </table:table-cell>
              <table:table-cell office:value-type="float" office:value="1086022.18800991">
                <text:p>1086022.188009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854302406311">
                <text:p>13.854302406311</text:p>
              </table:table-cell>
              <table:table-cell office:value-type="float" office:value="1087227.47340192">
                <text:p>1087227.473401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9148001670837">
                <text:p>13.9148001670837</text:p>
              </table:table-cell>
              <table:table-cell office:value-type="float" office:value="1084866.59938679">
                <text:p>1084866.599386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.9752690792084">
                <text:p>13.9752690792084</text:p>
              </table:table-cell>
              <table:table-cell office:value-type="float" office:value="1085384.17004633">
                <text:p>1085384.170046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.0357263088226">
                <text:p>14.0357263088226</text:p>
              </table:table-cell>
              <table:table-cell office:value-type="float" office:value="1085593.90529072">
                <text:p>1085593.905290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.0961151123047">
                <text:p>14.0961151123047</text:p>
              </table:table-cell>
              <table:table-cell office:value-type="float" office:value="1086823.98417618">
                <text:p>1086823.984176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.1565370559692">
                <text:p>14.1565370559692</text:p>
              </table:table-cell>
              <table:table-cell office:value-type="float" office:value="1086227.88376975">
                <text:p>1086227.883769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2169494628906">
                <text:p>14.2169494628906</text:p>
              </table:table-cell>
              <table:table-cell office:value-type="float" office:value="1086399.35643361">
                <text:p>1086399.356433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.2773911952972">
                <text:p>14.2773911952972</text:p>
              </table:table-cell>
              <table:table-cell office:value-type="float" office:value="1085872.25062423">
                <text:p>1085872.250624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.3378024101257">
                <text:p>14.3378024101257</text:p>
              </table:table-cell>
              <table:table-cell office:value-type="float" office:value="1086420.79432322">
                <text:p>1086420.794323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.3982496261597">
                <text:p>14.3982496261597</text:p>
              </table:table-cell>
              <table:table-cell office:value-type="float" office:value="1085773.74288261">
                <text:p>1085773.742882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.4617953300476">
                <text:p>27.4617953300476</text:p>
              </table:table-cell>
              <table:table-cell office:value-type="float" office:value="5024.05713484562">
                <text:p>5024.057134845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.5445537567139">
                <text:p>27.5445537567139</text:p>
              </table:table-cell>
              <table:table-cell office:value-type="float" office:value="793055.192611073">
                <text:p>793055.1926110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.6272549629211">
                <text:p>27.6272549629211</text:p>
              </table:table-cell>
              <table:table-cell office:value-type="float" office:value="793603.90265053">
                <text:p>793603.902650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.7096617221832">
                <text:p>27.7096617221832</text:p>
              </table:table-cell>
              <table:table-cell office:value-type="float" office:value="796439.522530733">
                <text:p>796439.5225307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7920532226562">
                <text:p>27.7920532226562</text:p>
              </table:table-cell>
              <table:table-cell office:value-type="float" office:value="796587.022001013">
                <text:p>796587.0220010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.8745076656342">
                <text:p>27.8745076656342</text:p>
              </table:table-cell>
              <table:table-cell office:value-type="float" office:value="795978.938546549">
                <text:p>795978.9385465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9569540023804">
                <text:p>27.9569540023804</text:p>
              </table:table-cell>
              <table:table-cell office:value-type="float" office:value="796057.200237128">
                <text:p>796057.2002371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.0393450260162">
                <text:p>28.0393450260162</text:p>
              </table:table-cell>
              <table:table-cell office:value-type="float" office:value="796591.632239787">
                <text:p>796591.6322397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.1217682361603">
                <text:p>28.1217682361603</text:p>
              </table:table-cell>
              <table:table-cell office:value-type="float" office:value="796280.560843255">
                <text:p>796280.5608432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.2041265964508">
                <text:p>28.2041265964508</text:p>
              </table:table-cell>
              <table:table-cell office:value-type="float" office:value="796907.560671152">
                <text:p>796907.5606711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.286452293396">
                <text:p>28.286452293396</text:p>
              </table:table-cell>
              <table:table-cell office:value-type="float" office:value="797223.739796524">
                <text:p>797223.7397965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.3688690662384">
                <text:p>28.3688690662384</text:p>
              </table:table-cell>
              <table:table-cell office:value-type="float" office:value="796342.755685155">
                <text:p>796342.7556851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.4515023231506">
                <text:p>28.4515023231506</text:p>
              </table:table-cell>
              <table:table-cell office:value-type="float" office:value="794256.48283125">
                <text:p>794256.48283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.5300500392914">
                <text:p>28.5300500392914</text:p>
              </table:table-cell>
              <table:table-cell office:value-type="float" office:value="835568.533684623">
                <text:p>835568.5336846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.6086344718933">
                <text:p>28.6086344718933</text:p>
              </table:table-cell>
              <table:table-cell office:value-type="float" office:value="835178.136775008">
                <text:p>835178.1367750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.6871426105499">
                <text:p>28.6871426105499</text:p>
              </table:table-cell>
              <table:table-cell office:value-type="float" office:value="835989.760081631">
                <text:p>835989.7600816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.7656509876251">
                <text:p>28.7656509876251</text:p>
              </table:table-cell>
              <table:table-cell office:value-type="float" office:value="835987.221301718">
                <text:p>835987.2213017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.8442413806915">
                <text:p>28.8442413806915</text:p>
              </table:table-cell>
              <table:table-cell office:value-type="float" office:value="835114.79506844">
                <text:p>835114.795068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.9228274822235">
                <text:p>28.9228274822235</text:p>
              </table:table-cell>
              <table:table-cell office:value-type="float" office:value="835160.400128635">
                <text:p>835160.4001286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9.0015490055084">
                <text:p>29.0015490055084</text:p>
              </table:table-cell>
              <table:table-cell office:value-type="float" office:value="833723.704284304">
                <text:p>833723.7042843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.0800824165344">
                <text:p>29.0800824165344</text:p>
              </table:table-cell>
              <table:table-cell office:value-type="float" office:value="835720.735194737">
                <text:p>835720.7351947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.1586182117462">
                <text:p>29.1586182117462</text:p>
              </table:table-cell>
              <table:table-cell office:value-type="float" office:value="835695.364425946">
                <text:p>835695.3644259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.2371361255646">
                <text:p>29.2371361255646</text:p>
              </table:table-cell>
              <table:table-cell office:value-type="float" office:value="835885.682747899">
                <text:p>835885.6827478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.3156719207764">
                <text:p>29.3156719207764</text:p>
              </table:table-cell>
              <table:table-cell office:value-type="float" office:value="835695.364425946">
                <text:p>835695.3644259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.3941416740417">
                <text:p>29.3941416740417</text:p>
              </table:table-cell>
              <table:table-cell office:value-type="float" office:value="836398.704836446">
                <text:p>836398.7048364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.4686970710754">
                <text:p>29.4686970710754</text:p>
              </table:table-cell>
              <table:table-cell office:value-type="float" office:value="880311.856837689">
                <text:p>880311.8568376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.5333633422852">
                <text:p>29.5333633422852</text:p>
              </table:table-cell>
              <table:table-cell office:value-type="float" office:value="1014934.04169155">
                <text:p>1014934.041691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.5977039337158">
                <text:p>29.5977039337158</text:p>
              </table:table-cell>
              <table:table-cell office:value-type="float" office:value="1020071.44386802">
                <text:p>1020071.443868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.6620969772339">
                <text:p>29.6620969772339</text:p>
              </table:table-cell>
              <table:table-cell office:value-type="float" office:value="1019240.53304898">
                <text:p>1019240.533048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.7264668941498">
                <text:p>29.7264668941498</text:p>
              </table:table-cell>
              <table:table-cell office:value-type="float" office:value="1019606.72227922">
                <text:p>1019606.722279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.7908358573914">
                <text:p>29.7908358573914</text:p>
              </table:table-cell>
              <table:table-cell office:value-type="float" office:value="1019621.82851513">
                <text:p>1019621.828515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.8552956581116">
                <text:p>29.8552956581116</text:p>
              </table:table-cell>
              <table:table-cell office:value-type="float" office:value="1018184.96592742">
                <text:p>1018184.965927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9196214675903">
                <text:p>29.9196214675903</text:p>
              </table:table-cell>
              <table:table-cell office:value-type="float" office:value="1020305.85439693">
                <text:p>1020305.854396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.9839804172516">
                <text:p>29.9839804172516</text:p>
              </table:table-cell>
              <table:table-cell office:value-type="float" office:value="1019780.47102145">
                <text:p>1019780.471021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.0485672950745">
                <text:p>30.0485672950745</text:p>
              </table:table-cell>
              <table:table-cell office:value-type="float" office:value="1016181.64884809">
                <text:p>1016181.648848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.1129145622253">
                <text:p>30.1129145622253</text:p>
              </table:table-cell>
              <table:table-cell office:value-type="float" office:value="1019965.61635024">
                <text:p>1019965.616350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.1772513389587">
                <text:p>30.1772513389587</text:p>
              </table:table-cell>
              <table:table-cell office:value-type="float" office:value="1020131.92659571">
                <text:p>1020131.926595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.2416496276855">
                <text:p>30.2416496276855</text:p>
              </table:table-cell>
              <table:table-cell office:value-type="float" office:value="1019157.51641208">
                <text:p>1019157.516412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.3060035705566">
                <text:p>30.3060035705566</text:p>
              </table:table-cell>
              <table:table-cell office:value-type="float" office:value="1019859.81078838">
                <text:p>1019859.810788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.3703439235687">
                <text:p>30.3703439235687</text:p>
              </table:table-cell>
              <table:table-cell office:value-type="float" office:value="1020075.22382839">
                <text:p>1020075.223828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.434720993042">
                <text:p>30.434720993042</text:p>
              </table:table-cell>
              <table:table-cell office:value-type="float" office:value="1019493.43977601">
                <text:p>1019493.439776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.5012385845184">
                <text:p>30.5012385845184</text:p>
              </table:table-cell>
              <table:table-cell office:value-type="float" office:value="986686.356845105">
                <text:p>986686.3568451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.5677759647369">
                <text:p>30.5677759647369</text:p>
              </table:table-cell>
              <table:table-cell office:value-type="float" office:value="986392.908534532">
                <text:p>986392.9085345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.6342794895172">
                <text:p>30.6342794895172</text:p>
              </table:table-cell>
              <table:table-cell office:value-type="float" office:value="986895.058823529">
                <text:p>986895.0588235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.7007336616516">
                <text:p>30.7007336616516</text:p>
              </table:table-cell>
              <table:table-cell office:value-type="float" office:value="987627.983195147">
                <text:p>987627.9831951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.7672836780548">
                <text:p>30.7672836780548</text:p>
              </table:table-cell>
              <table:table-cell office:value-type="float" office:value="986205.617176165">
                <text:p>986205.6171761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8337588310242">
                <text:p>30.8337588310242</text:p>
              </table:table-cell>
              <table:table-cell office:value-type="float" office:value="987316.268835832">
                <text:p>987316.2688358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9002449512482">
                <text:p>30.9002449512482</text:p>
              </table:table-cell>
              <table:table-cell office:value-type="float" office:value="987153.405536052">
                <text:p>987153.4055360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9667265415192">
                <text:p>30.9667265415192</text:p>
              </table:table-cell>
              <table:table-cell office:value-type="float" office:value="987220.668646268">
                <text:p>987220.6686462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.0332417488098">
                <text:p>31.0332417488098</text:p>
              </table:table-cell>
              <table:table-cell office:value-type="float" office:value="986721.723848953">
                <text:p>986721.7238489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.0997269153595">
                <text:p>31.0997269153595</text:p>
              </table:table-cell>
              <table:table-cell office:value-type="float" office:value="987167.565429124">
                <text:p>987167.5654291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.1662118434906">
                <text:p>31.1662118434906</text:p>
              </table:table-cell>
              <table:table-cell office:value-type="float" office:value="987171.105465864">
                <text:p>987171.1054658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2326717376709">
                <text:p>31.2326717376709</text:p>
              </table:table-cell>
              <table:table-cell office:value-type="float" office:value="987542.950669589">
                <text:p>987542.9506695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2991616725922">
                <text:p>31.2991616725922</text:p>
              </table:table-cell>
              <table:table-cell office:value-type="float" office:value="987096.77002571">
                <text:p>987096.770025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365660905838">
                <text:p>31.365660905838</text:p>
              </table:table-cell>
              <table:table-cell office:value-type="float" office:value="986958.748191225">
                <text:p>986958.7481912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4322168827057">
                <text:p>31.4322168827057</text:p>
              </table:table-cell>
              <table:table-cell office:value-type="float" office:value="986117.296880597">
                <text:p>986117.2968805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.4987108707428">
                <text:p>31.4987108707428</text:p>
              </table:table-cell>
              <table:table-cell office:value-type="float" office:value="987036.601916127">
                <text:p>987036.6019161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.5652723312378">
                <text:p>31.5652723312378</text:p>
              </table:table-cell>
              <table:table-cell office:value-type="float" office:value="986036.056179011">
                <text:p>986036.0561790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1.6317682266235">
                <text:p>31.6317682266235</text:p>
              </table:table-cell>
              <table:table-cell office:value-type="float" office:value="987008.290049623">
                <text:p>987008.2900496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.6982786655426">
                <text:p>31.6982786655426</text:p>
              </table:table-cell>
              <table:table-cell office:value-type="float" office:value="986792.46546341">
                <text:p>986792.465463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.7648065090179">
                <text:p>31.7648065090179</text:p>
              </table:table-cell>
              <table:table-cell office:value-type="float" office:value="986534.307614017">
                <text:p>986534.3076140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.8312468528748">
                <text:p>31.8312468528748</text:p>
              </table:table-cell>
              <table:table-cell office:value-type="float" office:value="987833.538933007">
                <text:p>987833.5389330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.8976562023163">
                <text:p>31.8976562023163</text:p>
              </table:table-cell>
              <table:table-cell office:value-type="float" office:value="988294.578277525">
                <text:p>988294.5782775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.9641332626343">
                <text:p>31.9641332626343</text:p>
              </table:table-cell>
              <table:table-cell office:value-type="float" office:value="987287.940923518">
                <text:p>987287.9409235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2.0306005477905">
                <text:p>32.0306005477905</text:p>
              </table:table-cell>
              <table:table-cell office:value-type="float" office:value="987433.13865932">
                <text:p>987433.138659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2.0970356464386">
                <text:p>32.0970356464386</text:p>
              </table:table-cell>
              <table:table-cell office:value-type="float" office:value="987911.5307358">
                <text:p>987911.53073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.1634888648987">
                <text:p>32.1634888648987</text:p>
              </table:table-cell>
              <table:table-cell office:value-type="float" office:value="987642.156706431">
                <text:p>987642.1567064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2.2299451828003">
                <text:p>32.2299451828003</text:p>
              </table:table-cell>
              <table:table-cell office:value-type="float" office:value="987596.094282086">
                <text:p>987596.0942820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.2963902950287">
                <text:p>32.2963902950287</text:p>
              </table:table-cell>
              <table:table-cell office:value-type="float" office:value="987762.647979303">
                <text:p>987762.6479793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.3628387451172">
                <text:p>32.3628387451172</text:p>
              </table:table-cell>
              <table:table-cell office:value-type="float" office:value="987713.03036544">
                <text:p>987713.030365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2.4294905662537">
                <text:p>32.4294905662537</text:p>
              </table:table-cell>
              <table:table-cell office:value-type="float" office:value="984699.275742422">
                <text:p>984699.2757424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.4939639568329">
                <text:p>32.4939639568329</text:p>
              </table:table-cell>
              <table:table-cell office:value-type="float" office:value="1017970.35040918">
                <text:p>1017970.350409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2.5574882030487">
                <text:p>32.5574882030487</text:p>
              </table:table-cell>
              <table:table-cell office:value-type="float" office:value="1033180.30373818">
                <text:p>1033180.303738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.6209585666656">
                <text:p>32.6209585666656</text:p>
              </table:table-cell>
              <table:table-cell office:value-type="float" office:value="1034057.41293846">
                <text:p>1034057.412938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2.6844189167023">
                <text:p>32.6844189167023</text:p>
              </table:table-cell>
              <table:table-cell office:value-type="float" office:value="1034220.57965526">
                <text:p>1034220.579655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2.7478561401367">
                <text:p>32.7478561401367</text:p>
              </table:table-cell>
              <table:table-cell office:value-type="float" office:value="1034597.61393592">
                <text:p>1034597.613935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2.8112978935242">
                <text:p>32.8112978935242</text:p>
              </table:table-cell>
              <table:table-cell office:value-type="float" office:value="1034523.74021211">
                <text:p>1034523.740212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.8746824264526">
                <text:p>32.8746824264526</text:p>
              </table:table-cell>
              <table:table-cell office:value-type="float" office:value="1035457.65769182">
                <text:p>1035457.65769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2.9381439685822">
                <text:p>32.9381439685822</text:p>
              </table:table-cell>
              <table:table-cell office:value-type="float" office:value="1034201.152346">
                <text:p>1034201.1523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.001800775528">
                <text:p>33.001800775528</text:p>
              </table:table-cell>
              <table:table-cell office:value-type="float" office:value="1031028.77993678">
                <text:p>1031028.779936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.0652749538422">
                <text:p>33.0652749538422</text:p>
              </table:table-cell>
              <table:table-cell office:value-type="float" office:value="1033995.26773091">
                <text:p>1033995.267730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3.1287534236908">
                <text:p>33.1287534236908</text:p>
              </table:table-cell>
              <table:table-cell office:value-type="float" office:value="1033925.36330038">
                <text:p>1033925.363300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.1922602653503">
                <text:p>33.1922602653503</text:p>
              </table:table-cell>
              <table:table-cell office:value-type="float" office:value="1033463.4550376">
                <text:p>1033463.45503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3.2557351589203">
                <text:p>33.2557351589203</text:p>
              </table:table-cell>
              <table:table-cell office:value-type="float" office:value="1033983.61633607">
                <text:p>1033983.616336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.3192129135132">
                <text:p>33.3192129135132</text:p>
              </table:table-cell>
              <table:table-cell office:value-type="float" office:value="1033937.01338241">
                <text:p>1033937.013382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3.3826491832733">
                <text:p>33.3826491832733</text:p>
              </table:table-cell>
              <table:table-cell office:value-type="float" office:value="1034613.16764322">
                <text:p>1034613.167643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3.4461007118225">
                <text:p>33.4461007118225</text:p>
              </table:table-cell>
              <table:table-cell office:value-type="float" office:value="1034364.36443159">
                <text:p>1034364.364431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.5065968036652">
                <text:p>33.5065968036652</text:p>
              </table:table-cell>
              <table:table-cell office:value-type="float" office:value="1084896.52803865">
                <text:p>1084896.528038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3.5672671794891">
                <text:p>33.5672671794891</text:p>
              </table:table-cell>
              <table:table-cell office:value-type="float" office:value="1081780.01386411">
                <text:p>1081780.013864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3.6277425289154">
                <text:p>33.6277425289154</text:p>
              </table:table-cell>
              <table:table-cell office:value-type="float" office:value="1085268.63627332">
                <text:p>1085268.636273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.6882874965668">
                <text:p>33.6882874965668</text:p>
              </table:table-cell>
              <table:table-cell office:value-type="float" office:value="1084020.72948367">
                <text:p>1084020.729483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3.7488398551941">
                <text:p>33.7488398551941</text:p>
              </table:table-cell>
              <table:table-cell office:value-type="float" office:value="1083888.41471798">
                <text:p>1083888.414717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3.8093371391296">
                <text:p>33.8093371391296</text:p>
              </table:table-cell>
              <table:table-cell office:value-type="float" office:value="1084875.15026168">
                <text:p>1084875.150261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.8698124885559">
                <text:p>33.8698124885559</text:p>
              </table:table-cell>
              <table:table-cell office:value-type="float" office:value="1085268.63627332">
                <text:p>1085268.636273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.93026471138">
                <text:p>33.93026471138</text:p>
              </table:table-cell>
              <table:table-cell office:value-type="float" office:value="1085683.81663939">
                <text:p>1085683.816639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3.9907574653625">
                <text:p>33.9907574653625</text:p>
              </table:table-cell>
              <table:table-cell office:value-type="float" office:value="1084956.39029658">
                <text:p>1084956.390296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.0513694286346">
                <text:p>34.0513694286346</text:p>
              </table:table-cell>
              <table:table-cell office:value-type="float" office:value="1082822.53959288">
                <text:p>1082822.539592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.111809015274">
                <text:p>34.111809015274</text:p>
              </table:table-cell>
              <table:table-cell office:value-type="float" office:value="1085910.80199762">
                <text:p>1085910.801997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.1722054481506">
                <text:p>34.1722054481506</text:p>
              </table:table-cell>
              <table:table-cell office:value-type="float" office:value="1086686.69446276">
                <text:p>1086686.694462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.2326240539551">
                <text:p>34.2326240539551</text:p>
              </table:table-cell>
              <table:table-cell office:value-type="float" office:value="1086287.89304458">
                <text:p>1086287.893044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.2930941581726">
                <text:p>34.2930941581726</text:p>
              </table:table-cell>
              <table:table-cell office:value-type="float" office:value="1085362.77304735">
                <text:p>1085362.773047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.3535115718842">
                <text:p>34.3535115718842</text:p>
              </table:table-cell>
              <table:table-cell office:value-type="float" office:value="1086309.32653536">
                <text:p>1086309.326535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.4139492511749">
                <text:p>34.4139492511749</text:p>
              </table:table-cell>
              <table:table-cell office:value-type="float" office:value="1085945.07218317">
                <text:p>1085945.072183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7.4834923744202">
                <text:p>47.4834923744202</text:p>
              </table:table-cell>
              <table:table-cell office:value-type="float" office:value="5021.75166959495">
                <text:p>5021.751669594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